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4.355cm" fo:min-width="9.025cm"/>
    </style:style>
    <style:style style:name="gr2" style:family="graphic" style:parent-style-name="standard">
      <style:graphic-properties draw:textarea-horizontal-align="justify" draw:textarea-vertical-align="middle" draw:auto-grow-height="false" fo:min-height="3.36cm" fo:min-width="3.94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385cm" fo:min-width="2.0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385cm" fo:min-width="0.13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385cm" fo:min-width="1.40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29cm" fo:min-width="1.30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29cm" fo:min-width="1.47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385cm" fo:min-width="0.77cm"/>
      <style:paragraph-properties style:writing-mode="lr-tb"/>
    </style:style>
    <style:style style:name="gr9" style:family="graphic" style:parent-style-name="objectwithoutfill">
      <style:graphic-properties draw:marker-end="Arrowheads_20_5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7.32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14.027cm"/>
      <style:paragraph-properties style:writing-mode="lr-tb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textarea-horizontal-align="justify" draw:textarea-vertical-align="middle" draw:auto-grow-height="false" fo:min-height="0.385cm" fo:min-width="3.845cm"/>
    </style:style>
    <style:style style:name="gr14" style:family="graphic" style:parent-style-name="standard">
      <style:graphic-properties draw:textarea-horizontal-align="justify" draw:textarea-vertical-align="middle" draw:auto-grow-height="false" fo:min-height="3.86cm" fo:min-width="8.39cm"/>
    </style:style>
    <style:style style:name="gr15" style:family="graphic" style:parent-style-name="standard">
      <style:graphic-properties draw:textarea-horizontal-align="justify" draw:textarea-vertical-align="middle" draw:auto-grow-height="false" fo:min-height="2.29cm" fo:min-width="5.8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22cm" fo:min-width="7.52cm"/>
    </style:style>
    <style:style style:name="gr18" style:family="graphic" style:parent-style-name="standard">
      <style:graphic-properties draw:textarea-horizontal-align="justify" draw:textarea-vertical-align="middle" draw:auto-grow-height="false" fo:min-height="3.76cm" fo:min-width="7.52cm"/>
    </style:style>
    <style:style style:name="gr19" style:family="graphic" style:parent-style-name="standard">
      <style:graphic-properties draw:textarea-horizontal-align="justify" draw:textarea-vertical-align="middle" draw:auto-grow-height="false" fo:min-height="1.02cm" fo:min-width="7.12cm"/>
    </style:style>
    <style:style style:name="gr20" style:family="graphic" style:parent-style-name="standard">
      <style:graphic-properties draw:textarea-horizontal-align="justify" draw:textarea-vertical-align="middle" draw:auto-grow-height="false" fo:min-height="3.56cm" fo:min-width="8.39cm"/>
    </style:style>
    <style:style style:name="gr21" style:family="graphic" style:parent-style-name="standard">
      <style:graphic-properties draw:textarea-horizontal-align="justify" draw:textarea-vertical-align="middle" draw:auto-grow-height="false" fo:min-height="2.807cm" fo:min-width="5.8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07cm" fo:min-width="0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02cm" fo:min-width="4.58cm"/>
    </style:style>
    <style:style style:name="gr24" style:family="graphic" style:parent-style-name="standard">
      <style:graphic-properties draw:textarea-horizontal-align="justify" draw:textarea-vertical-align="middle" draw:auto-grow-height="false" fo:min-height="0.385cm" fo:min-width="2.675cm"/>
    </style:style>
    <style:style style:name="gr25" style:family="graphic" style:parent-style-name="standard">
      <style:graphic-properties draw:textarea-horizontal-align="justify" draw:textarea-vertical-align="middle" draw:auto-grow-height="false" fo:min-height="2.29cm" fo:min-width="4.745cm"/>
    </style:style>
    <style:style style:name="gr26" style:family="graphic" style:parent-style-name="standard">
      <style:graphic-properties draw:textarea-horizontal-align="justify" draw:textarea-vertical-align="middle" draw:auto-grow-height="false" fo:min-height="2.807cm" fo:min-width="4.745cm"/>
    </style:style>
    <style:style style:name="gr27" style:family="graphic" style:parent-style-name="standard">
      <style:graphic-properties draw:textarea-horizontal-align="justify" draw:textarea-vertical-align="middle" draw:auto-grow-height="false" fo:min-height="1.02cm" fo:min-width="0.435cm"/>
      <style:paragraph-properties style:writing-mode="lr-tb"/>
    </style:style>
    <style:style style:name="gr28" style:family="graphic" style:parent-style-name="standard">
      <style:graphic-properties draw:textarea-vertical-align="middle"/>
    </style:style>
    <style:style style:name="gr29" style:family="graphic" style:parent-style-name="objectwithoutfill">
      <style:graphic-properties draw:fill="none" draw:textarea-vertical-align="middle"/>
    </style:style>
    <style:style style:name="gr30" style:family="graphic" style:parent-style-name="standard">
      <style:graphic-properties draw:textarea-horizontal-align="justify" draw:textarea-vertical-align="middle" draw:auto-grow-height="false" fo:min-height="1.612cm" fo:min-width="5.14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19cm" fo:min-width="0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1.655cm" fo:min-width="4.58cm"/>
    </style:style>
    <style:style style:name="gr33" style:family="graphic" style:parent-style-name="standard">
      <style:graphic-properties draw:textarea-horizontal-align="justify" draw:textarea-vertical-align="middle" draw:auto-grow-height="false" fo:min-height="0.385cm" fo:min-width="2.04cm"/>
    </style:style>
    <style:style style:name="gr34" style:family="graphic" style:parent-style-name="standard">
      <style:graphic-properties draw:textarea-horizontal-align="justify" draw:textarea-vertical-align="middle" draw:auto-grow-height="false" fo:min-height="1.02cm" fo:min-width="0.77cm"/>
      <style:paragraph-properties style:writing-mode="lr-tb"/>
    </style:style>
    <style:style style:name="gr35" style:family="graphic" style:parent-style-name="objectwithoutfill">
      <style:graphic-properties draw:fill="none" draw:textarea-vertical-align="middle"/>
      <style:paragraph-properties style:writing-mode="lr-tb"/>
    </style:style>
    <style:style style:name="gr36" style:family="graphic" style:parent-style-name="objectwithoutfill">
      <style:graphic-properties svg:stroke-color="#ff4000" draw:fill="none" draw:textarea-vertical-align="middle"/>
    </style:style>
    <style:style style:name="gr37" style:family="graphic" style:parent-style-name="standard">
      <style:graphic-properties draw:textarea-horizontal-align="justify" draw:textarea-vertical-align="middle" draw:auto-grow-height="false" fo:min-height="0.455cm" fo:min-width="0.74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385cm" fo:min-width="0.74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2.172cm" fo:min-width="4.745cm"/>
    </style:style>
    <style:style style:name="gr40" style:family="graphic" style:parent-style-name="standard">
      <style:graphic-properties draw:textarea-horizontal-align="justify" draw:textarea-vertical-align="middle" draw:auto-grow-height="false" fo:min-height="1.02cm" fo:min-width="2.04cm"/>
    </style:style>
    <style:style style:name="gr41" style:family="graphic" style:parent-style-name="standard">
      <style:graphic-properties draw:textarea-horizontal-align="justify" draw:textarea-vertical-align="middle" draw:auto-grow-height="false" fo:min-height="3.56cm" fo:min-width="4.58cm"/>
    </style:style>
    <style:style style:name="gr42" style:family="graphic" style:parent-style-name="standard">
      <style:graphic-properties draw:textarea-horizontal-align="justify" draw:textarea-vertical-align="middle" draw:auto-grow-height="false" fo:min-height="0.64cm" fo:min-width="4.815cm"/>
    </style:style>
    <style:style style:name="pr1" style:family="presentation" style:parent-style-name="Default-subtitle">
      <style:graphic-properties draw:fill-color="#ffffff" fo:min-height="13.876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14pt" style:font-size-asian="14pt" style:font-size-complex="14pt"/>
    </style:style>
    <style:style style:name="P4" style:family="paragraph">
      <style:paragraph-properties fo:text-align="start"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size-complex="24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style:paragraph-properties fo:text-align="center"/>
      <style:text-properties fo:font-size="12pt"/>
    </style:style>
    <style:style style:name="P13" style:family="paragraph">
      <loext:graphic-properties draw:fill="none"/>
      <style:paragraph-properties fo:text-align="center"/>
      <style:text-properties fo:color="#ff4000" loext:opacity="100%"/>
    </style:style>
    <style:style style:name="P14" style:family="paragraph">
      <style:text-properties fo:font-size="12pt"/>
    </style:style>
    <style:style style:name="P15" style:family="paragraph">
      <loext:graphic-properties draw:fill="none" draw:fill-color="#ffffff"/>
      <style:text-properties fo:font-size="12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4pt" fo:font-weight="bold" style:font-size-asian="24pt" style:font-size-complex="24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nt</text:span><text:span text:style-name="T2"> a = 2 + 1, b = 1;</text:span></text:p>
            <text:p text:style-name="P2"><text:span text:style-name="T2"/></text:p>
            <text:p text:style-name="P2"><text:span text:style-name="T1">sub</text:span><text:span text:style-name="T2"> meha(</text:span><text:span text:style-name="T1">int</text:span><text:span text:style-name="T2"> c) <text:s/>{</text:span></text:p>
            <text:p text:style-name="P2"><text:span text:style-name="T2"><text:tab/></text:span><text:span text:style-name="T2">b := a + c;</text:span></text:p>
            <text:p text:style-name="P2"><text:span text:style-name="T2">}</text:span></text:p>
            <text:p text:style-name="P2"><text:span text:style-name="T1">sub</text:span><text:span text:style-name="T2"> k (</text:span><text:span text:style-name="T1">int</text:span><text:span text:style-name="T2"> b, </text:span><text:span text:style-name="T1">sub</text:span><text:span text:style-name="T2"> go, </text:span><text:span text:style-name="T1">sub</text:span><text:span text:style-name="T2"> ku) {</text:span></text:p>
            <text:p text:style-name="P2"><text:span text:style-name="T2"/></text:p>
            <text:p text:style-name="P2"><text:span text:style-name="T2"><text:tab/></text:span><text:span text:style-name="T1">sub</text:span><text:span text:style-name="T2"> meha(</text:span><text:span text:style-name="T1">int</text:span><text:span text:style-name="T2"> c) {</text:span></text:p>
            <text:p text:style-name="P2"><text:span text:style-name="T2"><text:tab/></text:span><text:span text:style-name="T2"><text:tab/></text:span><text:span text:style-name="T2">a := b - c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nt</text:span><text:span text:style-name="T2"> a = 6 + 1;</text:span></text:p>
            <text:p text:style-name="P2"><text:span text:style-name="T2"><text:tab/></text:span><text:span text:style-name="T2">if (b &lt; 3 * (2 + 1)) {</text:span></text:p>
            <text:p text:style-name="P2"><text:span text:style-name="T2"><text:tab/></text:span><text:span text:style-name="T2"><text:tab/></text:span><text:span text:style-name="T2">k(b + 3 * (2 + 1), meha, go);</text:span></text:p>
            <text:p text:style-name="P2"><text:span text:style-name="T2"><text:tab/></text:span><text:span text:style-name="T2">} else if (b &lt; 6 * (2 + 1)) {</text:span></text:p>
            <text:p text:style-name="P2"><text:span text:style-name="T2"><text:tab/></text:span><text:span text:style-name="T2"><text:tab/></text:span><text:span text:style-name="T2">k(b + 3 * (2 + 1), ku, meha);</text:span></text:p>
            <text:p text:style-name="P2"><text:span text:style-name="T2"><text:tab/></text:span><text:span text:style-name="T2">} else {</text:span></text:p>
            <text:p text:style-name="P2"><text:span text:style-name="T2"><text:tab/></text:span><text:span text:style-name="T2"><text:tab/></text:span><text:span text:style-name="T1">int</text:span><text:span text:style-name="T2"> b = 6 - b</text:span></text:p>
            <text:p text:style-name="P2"><text:span text:style-name="T2"><text:tab/></text:span><text:span text:style-name="T2"><text:tab/></text:span><text:span text:style-name="T2">go(a + b);</text:span></text:p>
            <text:p text:style-name="P2"><text:span text:style-name="T2"><text:tab/></text:span><text:span text:style-name="T2"><text:tab/></text:span><text:span text:style-name="T2">ku(a - b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rint(a, b)</text:span></text:p>
            <text:p text:style-name="P2"><text:span text:style-name="T2">}</text:span></text:p>
            <text:p text:style-name="P2"><text:span text:style-name="T2">k(a, meha, meha);</text:span></text:p>
            <text:p text:style-name="P2"><text:span text:style-name="T2">print(a, b)</text:span></text:p>
          </draw:text-box>
        </draw:fram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frame draw:style-name="gr10" draw:text-style-name="P7" draw:layer="layout" svg:width="7.826cm" svg:height="3.806cm" svg:x="12.744cm" svg:y="7.217cm">
          <draw:text-box>
            <text:p>Inicialmente las variables</text:p>
            <text:p>Globales son declaradas.</text:p>
            <text:p/>
            <text:p>Las clausuras se realizan </text:p>
            <text:p>Al Ejecutar las subrutinas</text:p>
          </draw:text-box>
        </draw:frame>
        <draw:frame draw:style-name="gr11" draw:text-style-name="P8" draw:layer="layout" svg:width="15.145cm" svg:height="2.139cm" svg:x="11.67cm" svg:y="3.641cm">
          <draw:text-box>
            <text:p text:style-name="P1"><text:span text:style-name="T3">Alcance Estatico y</text:span></text:p>
            <text:p><text:span text:style-name="T3">Clausura con Asociacion Superficial</text:span></text:p>
          </draw:text-box>
        </draw:frame>
        <presentation:notes draw:style-name="dp2">
          <draw:page-thumbnail draw:style-name="gr12" draw:layer="layout" svg:width="18.624cm" svg:height="10.476cm" svg:x="1.482cm" svg:y="2.123cm" draw:page-number="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nt</text:span><text:span text:style-name="T2"> a = 2 + 1, b = 1;</text:span></text:p>
            <text:p text:style-name="P2"><text:span text:style-name="T2"/></text:p>
            <text:p text:style-name="P2"><text:span text:style-name="T1">sub</text:span><text:span text:style-name="T2"> meha(</text:span><text:span text:style-name="T1">int</text:span><text:span text:style-name="T2"> c) <text:s/>{</text:span></text:p>
            <text:p text:style-name="P2"><text:span text:style-name="T2"><text:tab/></text:span><text:span text:style-name="T2">b := a + c;</text:span></text:p>
            <text:p text:style-name="P2"><text:span text:style-name="T2">}</text:span></text:p>
            <text:p text:style-name="P2"><text:span text:style-name="T1">sub</text:span><text:span text:style-name="T2"> k (</text:span><text:span text:style-name="T1">int</text:span><text:span text:style-name="T2"> b, </text:span><text:span text:style-name="T1">sub</text:span><text:span text:style-name="T2"> go, </text:span><text:span text:style-name="T1">sub</text:span><text:span text:style-name="T2"> ku) {</text:span></text:p>
            <text:p text:style-name="P2"><text:span text:style-name="T2"/></text:p>
            <text:p text:style-name="P2"><text:span text:style-name="T2"><text:tab/></text:span><text:span text:style-name="T1">sub</text:span><text:span text:style-name="T2"> meha(</text:span><text:span text:style-name="T1">int</text:span><text:span text:style-name="T2"> c) {</text:span></text:p>
            <text:p text:style-name="P2"><text:span text:style-name="T2"><text:tab/></text:span><text:span text:style-name="T2"><text:tab/></text:span><text:span text:style-name="T2">a := b - c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nt</text:span><text:span text:style-name="T2"> a = 6 + 1;</text:span></text:p>
            <text:p text:style-name="P2"><text:span text:style-name="T2"><text:tab/></text:span><text:span text:style-name="T2">if (b &lt; 3 * (2 + 1)) {</text:span></text:p>
            <text:p text:style-name="P2"><text:span text:style-name="T2"><text:tab/></text:span><text:span text:style-name="T2"><text:tab/></text:span><text:span text:style-name="T2">k(b + 3 * (2 + 1), meha, go);</text:span></text:p>
            <text:p text:style-name="P2"><text:span text:style-name="T2"><text:tab/></text:span><text:span text:style-name="T2">} else if (b &lt; 6 * (2 + 1)) {</text:span></text:p>
            <text:p text:style-name="P2"><text:span text:style-name="T2"><text:tab/></text:span><text:span text:style-name="T2"><text:tab/></text:span><text:span text:style-name="T2">k(b + 3 * (2 + 1), ku, meha);</text:span></text:p>
            <text:p text:style-name="P2"><text:span text:style-name="T2"><text:tab/></text:span><text:span text:style-name="T2">} else {</text:span></text:p>
            <text:p text:style-name="P2"><text:span text:style-name="T2"><text:tab/></text:span><text:span text:style-name="T2"><text:tab/></text:span><text:span text:style-name="T1">int</text:span><text:span text:style-name="T2"> b = 6 - b</text:span></text:p>
            <text:p text:style-name="P2"><text:span text:style-name="T2"><text:tab/></text:span><text:span text:style-name="T2"><text:tab/></text:span><text:span text:style-name="T2">go(a + b);</text:span></text:p>
            <text:p text:style-name="P2"><text:span text:style-name="T2"><text:tab/></text:span><text:span text:style-name="T2"><text:tab/></text:span><text:span text:style-name="T2">ku(a - b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rint(a, b)</text:span></text:p>
            <text:p text:style-name="P2"><text:span text:style-name="T2">}</text:span></text:p>
            <text:p text:style-name="P2"><text:span text:style-name="T2">k(a, meha, meha);</text:span></text:p>
            <text:p text:style-name="P2"><text:span text:style-name="T2">print(a, b)</text:span></text:p>
          </draw:text-box>
        </draw:fram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13" draw:text-style-name="P1" draw:layer="layout" svg:width="4.345cm" svg:height="0.635cm" svg:x="1.07cm" svg:y="13.435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2" draw:layer="layout" svg:width="18.624cm" svg:height="10.476cm" svg:x="1.482cm" svg:y="2.123cm" draw:page-number="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nt</text:span><text:span text:style-name="T2"> a = 2 + 1, b = 1;</text:span></text:p>
            <text:p text:style-name="P2"><text:span text:style-name="T2"/></text:p>
            <text:p text:style-name="P2"><text:span text:style-name="T1">sub</text:span><text:span text:style-name="T2"> meha(</text:span><text:span text:style-name="T1">int</text:span><text:span text:style-name="T2"> c) <text:s/>{</text:span></text:p>
            <text:p text:style-name="P2"><text:span text:style-name="T2"><text:tab/></text:span><text:span text:style-name="T2">b := a + c;</text:span></text:p>
            <text:p text:style-name="P2"><text:span text:style-name="T2">}</text:span></text:p>
            <text:p text:style-name="P2"><text:span text:style-name="T1">sub</text:span><text:span text:style-name="T2"> k (</text:span><text:span text:style-name="T1">int</text:span><text:span text:style-name="T2"> b, </text:span><text:span text:style-name="T1">sub</text:span><text:span text:style-name="T2"> go, </text:span><text:span text:style-name="T1">sub</text:span><text:span text:style-name="T2"> ku) {</text:span></text:p>
            <text:p text:style-name="P2"><text:span text:style-name="T2"/></text:p>
            <text:p text:style-name="P2"><text:span text:style-name="T2"><text:tab/></text:span><text:span text:style-name="T1">sub</text:span><text:span text:style-name="T2"> meha(</text:span><text:span text:style-name="T1">int</text:span><text:span text:style-name="T2"> c) {</text:span></text:p>
            <text:p text:style-name="P2"><text:span text:style-name="T2"><text:tab/></text:span><text:span text:style-name="T2"><text:tab/></text:span><text:span text:style-name="T2">a := b - c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nt</text:span><text:span text:style-name="T2"> a = 6 + 1;</text:span></text:p>
            <text:p text:style-name="P2"><text:span text:style-name="T2"><text:tab/></text:span><text:span text:style-name="T2">if (b &lt; 3 * (2 + 1)) {</text:span></text:p>
            <text:p text:style-name="P2"><text:span text:style-name="T2"><text:tab/></text:span><text:span text:style-name="T2"><text:tab/></text:span><text:span text:style-name="T2">k(b + 3 * (2 + 1), meha, go);</text:span></text:p>
            <text:p text:style-name="P2"><text:span text:style-name="T2"><text:tab/></text:span><text:span text:style-name="T2">} else if (b &lt; 6 * (2 + 1)) {</text:span></text:p>
            <text:p text:style-name="P2"><text:span text:style-name="T2"><text:tab/></text:span><text:span text:style-name="T2"><text:tab/></text:span><text:span text:style-name="T2">k(b + 3 * (2 + 1), ku, meha);</text:span></text:p>
            <text:p text:style-name="P2"><text:span text:style-name="T2"><text:tab/></text:span><text:span text:style-name="T2">} else {</text:span></text:p>
            <text:p text:style-name="P2"><text:span text:style-name="T2"><text:tab/></text:span><text:span text:style-name="T2"><text:tab/></text:span><text:span text:style-name="T1">int</text:span><text:span text:style-name="T2"> b = 6 - b</text:span></text:p>
            <text:p text:style-name="P2"><text:span text:style-name="T2"><text:tab/></text:span><text:span text:style-name="T2"><text:tab/></text:span><text:span text:style-name="T2">go(a + b);</text:span></text:p>
            <text:p text:style-name="P2"><text:span text:style-name="T2"><text:tab/></text:span><text:span text:style-name="T2"><text:tab/></text:span><text:span text:style-name="T2">ku(a - b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rint(a, b)</text:span></text:p>
            <text:p text:style-name="P2"><text:span text:style-name="T2">}</text:span></text:p>
            <text:p text:style-name="P2"><text:span text:style-name="T2">k(a, meha, meha);</text:span></text:p>
            <text:p text:style-name="P2"><text:span text:style-name="T2">print(a, b)</text:span></text:p>
          </draw:text-box>
        </draw:fram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14" draw:text-style-name="P1" draw:layer="layout" svg:width="8.89cm" svg:height="4.11cm" svg:x="1.07cm" svg:y="3.3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6.35cm" svg:height="2.54cm" svg:x="19.05cm" svg:y="12.7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.171cm" svg:height="0.962cm" svg:x="19.05cm" svg:y="13.335cm">
          <draw:text-box>
            <text:p>k0</text:p>
          </draw:text-box>
        </draw:frame>
        <draw:frame draw:style-name="gr16" draw:text-style-name="P11" draw:layer="layout" svg:width="4.376cm" svg:height="2.621cm" svg:x="19.818cm" svg:y="12.619cm">
          <draw:text-box>
            <text:p><text:span text:style-name="T4">4 <text:s text:c="2"/>a: 7</text:span></text:p>
            <text:p><text:span text:style-name="T4">3 <text:s text:c="2"/>meha: sub</text:span></text:p>
            <text:p><text:span text:style-name="T4">2 <text:s text:c="2"/>ku: <text:s/>meha(global)</text:span></text:p>
            <text:p><text:span text:style-name="T4">1 <text:s text:c="2"/>go: meha(global)</text:span></text:p>
            <text:p><text:span text:style-name="T4">0 <text:s text:c="2"/>b: 3</text:span></text:p>
          </draw:text-box>
        </draw:frame>
        <presentation:notes draw:style-name="dp1">
          <draw:page-thumbnail draw:style-name="gr12" draw:layer="layout" svg:width="18.624cm" svg:height="10.476cm" svg:x="1.482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nt</text:span><text:span text:style-name="T2"> a = 2 + 1, b = 1;</text:span></text:p>
            <text:p text:style-name="P2"><text:span text:style-name="T2"/></text:p>
            <text:p text:style-name="P2"><text:span text:style-name="T1">sub</text:span><text:span text:style-name="T2"> meha(</text:span><text:span text:style-name="T1">int</text:span><text:span text:style-name="T2"> c) <text:s/>{</text:span></text:p>
            <text:p text:style-name="P2"><text:span text:style-name="T2"><text:tab/></text:span><text:span text:style-name="T2">b := a + c;</text:span></text:p>
            <text:p text:style-name="P2"><text:span text:style-name="T2">}</text:span></text:p>
            <text:p text:style-name="P2"><text:span text:style-name="T1">sub</text:span><text:span text:style-name="T2"> k (</text:span><text:span text:style-name="T1">int</text:span><text:span text:style-name="T2"> b, </text:span><text:span text:style-name="T1">sub</text:span><text:span text:style-name="T2"> go, </text:span><text:span text:style-name="T1">sub</text:span><text:span text:style-name="T2"> ku) {</text:span></text:p>
            <text:p text:style-name="P2"><text:span text:style-name="T2"/></text:p>
            <text:p text:style-name="P2"><text:span text:style-name="T2"><text:tab/></text:span><text:span text:style-name="T1">sub</text:span><text:span text:style-name="T2"> meha(</text:span><text:span text:style-name="T1">int</text:span><text:span text:style-name="T2"> c) {</text:span></text:p>
            <text:p text:style-name="P2"><text:span text:style-name="T2"><text:tab/></text:span><text:span text:style-name="T2"><text:tab/></text:span><text:span text:style-name="T2">a := b - c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nt</text:span><text:span text:style-name="T2"> a = 6 + 1;</text:span></text:p>
            <text:p text:style-name="P2"><text:span text:style-name="T2"><text:tab/></text:span><text:span text:style-name="T2">if (b &lt; 3 * (2 + 1)) {</text:span></text:p>
            <text:p text:style-name="P2"><text:span text:style-name="T2"><text:tab/></text:span><text:span text:style-name="T2"><text:tab/></text:span><text:span text:style-name="T2">k(b + 3 * (2 + 1), meha, go);</text:span></text:p>
            <text:p text:style-name="P2"><text:span text:style-name="T2"><text:tab/></text:span><text:span text:style-name="T2">} else if (b &lt; 6 * (2 + 1)) {</text:span></text:p>
            <text:p text:style-name="P2"><text:span text:style-name="T2"><text:tab/></text:span><text:span text:style-name="T2"><text:tab/></text:span><text:span text:style-name="T2">k(b + 3 * (2 + 1), ku, meha);</text:span></text:p>
            <text:p text:style-name="P2"><text:span text:style-name="T2"><text:tab/></text:span><text:span text:style-name="T2">} else {</text:span></text:p>
            <text:p text:style-name="P2"><text:span text:style-name="T2"><text:tab/></text:span><text:span text:style-name="T2"><text:tab/></text:span><text:span text:style-name="T1">int</text:span><text:span text:style-name="T2"> b = 6 - b</text:span></text:p>
            <text:p text:style-name="P2"><text:span text:style-name="T2"><text:tab/></text:span><text:span text:style-name="T2"><text:tab/></text:span><text:span text:style-name="T2">go(a + b);</text:span></text:p>
            <text:p text:style-name="P2"><text:span text:style-name="T2"><text:tab/></text:span><text:span text:style-name="T2"><text:tab/></text:span><text:span text:style-name="T2">ku(a - b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rint(a, b)</text:span></text:p>
            <text:p text:style-name="P2"><text:span text:style-name="T2">}</text:span></text:p>
            <text:p text:style-name="P2"><text:span text:style-name="T2">k(a, meha, meha);</text:span></text:p>
            <text:p text:style-name="P2"><text:span text:style-name="T2">print(a, b)</text:span></text:p>
          </draw:text-box>
        </draw:fram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15" draw:text-style-name="P1" draw:layer="layout" svg:width="6.35cm" svg:height="2.54cm" svg:x="19.05cm" svg:y="12.7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.171cm" svg:height="0.962cm" svg:x="19.05cm" svg:y="13.335cm">
          <draw:text-box>
            <text:p>k0</text:p>
          </draw:text-box>
        </draw:frame>
        <draw:frame draw:style-name="gr16" draw:text-style-name="P11" draw:layer="layout" svg:width="4.376cm" svg:height="2.621cm" svg:x="19.818cm" svg:y="12.619cm">
          <draw:text-box>
            <text:p><text:span text:style-name="T4">4 <text:s text:c="2"/>a: 7</text:span></text:p>
            <text:p><text:span text:style-name="T4">3 <text:s text:c="2"/>meha: sub</text:span></text:p>
            <text:p><text:span text:style-name="T4">2 <text:s text:c="2"/>ku: <text:s/>meha(global)</text:span></text:p>
            <text:p><text:span text:style-name="T4">1 <text:s text:c="2"/>go: meha(global)</text:span></text:p>
            <text:p><text:span text:style-name="T4">0 <text:s text:c="2"/>b: 3</text:span></text:p>
          </draw:text-box>
        </draw:frame>
        <draw:custom-shape draw:style-name="gr17" draw:text-style-name="P1" draw:layer="layout" svg:width="8.02cm" svg:height="1.47cm" svg:x="1.905cm" svg:y="7.22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2" draw:layer="layout" svg:width="18.624cm" svg:height="10.476cm" svg:x="1.482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nt</text:span><text:span text:style-name="T2"> a = 2 + 1, b = 1;</text:span></text:p>
            <text:p text:style-name="P2"><text:span text:style-name="T2"/></text:p>
            <text:p text:style-name="P2"><text:span text:style-name="T1">sub</text:span><text:span text:style-name="T2"> meha(</text:span><text:span text:style-name="T1">int</text:span><text:span text:style-name="T2"> c) <text:s/>{</text:span></text:p>
            <text:p text:style-name="P2"><text:span text:style-name="T2"><text:tab/></text:span><text:span text:style-name="T2">b := a + c;</text:span></text:p>
            <text:p text:style-name="P2"><text:span text:style-name="T2">}</text:span></text:p>
            <text:p text:style-name="P2"><text:span text:style-name="T1">sub</text:span><text:span text:style-name="T2"> k (</text:span><text:span text:style-name="T1">int</text:span><text:span text:style-name="T2"> b, </text:span><text:span text:style-name="T1">sub</text:span><text:span text:style-name="T2"> go, </text:span><text:span text:style-name="T1">sub</text:span><text:span text:style-name="T2"> ku) {</text:span></text:p>
            <text:p text:style-name="P2"><text:span text:style-name="T2"/></text:p>
            <text:p text:style-name="P2"><text:span text:style-name="T2"><text:tab/></text:span><text:span text:style-name="T1">sub</text:span><text:span text:style-name="T2"> meha(</text:span><text:span text:style-name="T1">int</text:span><text:span text:style-name="T2"> c) {</text:span></text:p>
            <text:p text:style-name="P2"><text:span text:style-name="T2"><text:tab/></text:span><text:span text:style-name="T2"><text:tab/></text:span><text:span text:style-name="T2">a := b - c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nt</text:span><text:span text:style-name="T2"> a = 6 + 1;</text:span></text:p>
            <text:p text:style-name="P2"><text:span text:style-name="T2"><text:tab/></text:span><text:span text:style-name="T2">if (b &lt; 3 * (2 + 1)) {</text:span></text:p>
            <text:p text:style-name="P2"><text:span text:style-name="T2"><text:tab/></text:span><text:span text:style-name="T2"><text:tab/></text:span><text:span text:style-name="T2">k(b + 3 * (2 + 1), meha, go);</text:span></text:p>
            <text:p text:style-name="P2"><text:span text:style-name="T2"><text:tab/></text:span><text:span text:style-name="T2">} else if (b &lt; 6 * (2 + 1)) {</text:span></text:p>
            <text:p text:style-name="P2"><text:span text:style-name="T2"><text:tab/></text:span><text:span text:style-name="T2"><text:tab/></text:span><text:span text:style-name="T2">k(b + 3 * (2 + 1), ku, meha);</text:span></text:p>
            <text:p text:style-name="P2"><text:span text:style-name="T2"><text:tab/></text:span><text:span text:style-name="T2">} else {</text:span></text:p>
            <text:p text:style-name="P2"><text:span text:style-name="T2"><text:tab/></text:span><text:span text:style-name="T2"><text:tab/></text:span><text:span text:style-name="T1">int</text:span><text:span text:style-name="T2"> b = 6 - b</text:span></text:p>
            <text:p text:style-name="P2"><text:span text:style-name="T2"><text:tab/></text:span><text:span text:style-name="T2"><text:tab/></text:span><text:span text:style-name="T2">go(a + b);</text:span></text:p>
            <text:p text:style-name="P2"><text:span text:style-name="T2"><text:tab/></text:span><text:span text:style-name="T2"><text:tab/></text:span><text:span text:style-name="T2">ku(a - b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rint(a, b)</text:span></text:p>
            <text:p text:style-name="P2"><text:span text:style-name="T2">}</text:span></text:p>
            <text:p text:style-name="P2"><text:span text:style-name="T2">k(a, meha, meha);</text:span></text:p>
            <text:p text:style-name="P2"><text:span text:style-name="T2">print(a, b)</text:span></text:p>
          </draw:text-box>
        </draw:fram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15" draw:text-style-name="P1" draw:layer="layout" svg:width="6.35cm" svg:height="2.54cm" svg:x="19.05cm" svg:y="12.7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.171cm" svg:height="0.962cm" svg:x="19.05cm" svg:y="13.335cm">
          <draw:text-box>
            <text:p>k0</text:p>
          </draw:text-box>
        </draw:frame>
        <draw:frame draw:style-name="gr16" draw:text-style-name="P11" draw:layer="layout" svg:width="4.376cm" svg:height="2.621cm" svg:x="19.818cm" svg:y="12.619cm">
          <draw:text-box>
            <text:p><text:span text:style-name="T4">4 <text:s text:c="2"/>a: 7</text:span></text:p>
            <text:p><text:span text:style-name="T4">3 <text:s text:c="2"/>meha: sub</text:span></text:p>
            <text:p><text:span text:style-name="T4">2 <text:s text:c="2"/>ku: <text:s/>meha(global)</text:span></text:p>
            <text:p><text:span text:style-name="T4">1 <text:s text:c="2"/>go: meha(global)</text:span></text:p>
            <text:p><text:span text:style-name="T4">0 <text:s text:c="2"/>b: 3</text:span></text:p>
          </draw:text-box>
        </draw:frame>
        <draw:custom-shape draw:style-name="gr18" draw:text-style-name="P1" draw:layer="layout" svg:width="8.02cm" svg:height="4.01cm" svg:x="0.97cm" svg:y="3.4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6.35cm" svg:height="2.54cm" svg:x="19.05cm" svg:y="10.101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.171cm" svg:height="0.962cm" svg:x="19.05cm" svg:y="10.736cm">
          <draw:text-box>
            <text:p>k1</text:p>
          </draw:text-box>
        </draw:frame>
        <draw:frame draw:style-name="gr16" draw:text-style-name="P11" draw:layer="layout" svg:width="4.376cm" svg:height="2.621cm" svg:x="19.818cm" svg:y="10.02cm">
          <draw:text-box>
            <text:p><text:span text:style-name="T4">9 <text:s text:c="2"/>a: 7</text:span></text:p>
            <text:p><text:span text:style-name="T4">8 <text:s text:c="2"/>meha: sub</text:span></text:p>
            <text:p><text:span text:style-name="T4">7 <text:s text:c="2"/>ku: <text:s/>meha(global)</text:span></text:p>
            <text:p><text:span text:style-name="T4">6 <text:s text:c="2"/>go: meha3</text:span></text:p>
            <text:p><text:span text:style-name="T4">5 <text:s text:c="2"/>b: 12</text:span></text:p>
          </draw:text-box>
        </draw:frame>
        <presentation:notes draw:style-name="dp1">
          <draw:page-thumbnail draw:style-name="gr12" draw:layer="layout" svg:width="18.624cm" svg:height="10.476cm" svg:x="1.482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nt</text:span><text:span text:style-name="T2"> a = 2 + 1, b = 1;</text:span></text:p>
            <text:p text:style-name="P2"><text:span text:style-name="T2"/></text:p>
            <text:p text:style-name="P2"><text:span text:style-name="T1">sub</text:span><text:span text:style-name="T2"> meha(</text:span><text:span text:style-name="T1">int</text:span><text:span text:style-name="T2"> c) <text:s/>{</text:span></text:p>
            <text:p text:style-name="P2"><text:span text:style-name="T2"><text:tab/></text:span><text:span text:style-name="T2">b := a + c;</text:span></text:p>
            <text:p text:style-name="P2"><text:span text:style-name="T2">}</text:span></text:p>
            <text:p text:style-name="P2"><text:span text:style-name="T1">sub</text:span><text:span text:style-name="T2"> k (</text:span><text:span text:style-name="T1">int</text:span><text:span text:style-name="T2"> b, </text:span><text:span text:style-name="T1">sub</text:span><text:span text:style-name="T2"> go, </text:span><text:span text:style-name="T1">sub</text:span><text:span text:style-name="T2"> ku) {</text:span></text:p>
            <text:p text:style-name="P2"><text:span text:style-name="T2"/></text:p>
            <text:p text:style-name="P2"><text:span text:style-name="T2"><text:tab/></text:span><text:span text:style-name="T1">sub</text:span><text:span text:style-name="T2"> meha(</text:span><text:span text:style-name="T1">int</text:span><text:span text:style-name="T2"> c) {</text:span></text:p>
            <text:p text:style-name="P2"><text:span text:style-name="T2"><text:tab/></text:span><text:span text:style-name="T2"><text:tab/></text:span><text:span text:style-name="T2">a := b - c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nt</text:span><text:span text:style-name="T2"> a = 6 + 1;</text:span></text:p>
            <text:p text:style-name="P2"><text:span text:style-name="T2"><text:tab/></text:span><text:span text:style-name="T2">if (b &lt; 3 * (2 + 1)) {</text:span></text:p>
            <text:p text:style-name="P2"><text:span text:style-name="T2"><text:tab/></text:span><text:span text:style-name="T2"><text:tab/></text:span><text:span text:style-name="T2">k(b + 3 * (2 + 1), meha, go);</text:span></text:p>
            <text:p text:style-name="P2"><text:span text:style-name="T2"><text:tab/></text:span><text:span text:style-name="T2">} else if (b &lt; 6 * (2 + 1)) {</text:span></text:p>
            <text:p text:style-name="P2"><text:span text:style-name="T2"><text:tab/></text:span><text:span text:style-name="T2"><text:tab/></text:span><text:span text:style-name="T2">k(b + 3 * (2 + 1), ku, meha);</text:span></text:p>
            <text:p text:style-name="P2"><text:span text:style-name="T2"><text:tab/></text:span><text:span text:style-name="T2">} else {</text:span></text:p>
            <text:p text:style-name="P2"><text:span text:style-name="T2"><text:tab/></text:span><text:span text:style-name="T2"><text:tab/></text:span><text:span text:style-name="T1">int</text:span><text:span text:style-name="T2"> b = 6 - b</text:span></text:p>
            <text:p text:style-name="P2"><text:span text:style-name="T2"><text:tab/></text:span><text:span text:style-name="T2"><text:tab/></text:span><text:span text:style-name="T2">go(a + b);</text:span></text:p>
            <text:p text:style-name="P2"><text:span text:style-name="T2"><text:tab/></text:span><text:span text:style-name="T2"><text:tab/></text:span><text:span text:style-name="T2">ku(a - b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rint(a, b)</text:span></text:p>
            <text:p text:style-name="P2"><text:span text:style-name="T2">}</text:span></text:p>
            <text:p text:style-name="P2"><text:span text:style-name="T2">k(a, meha, meha);</text:span></text:p>
            <text:p text:style-name="P2"><text:span text:style-name="T2">print(a, b)</text:span></text:p>
          </draw:text-box>
        </draw:fram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15" draw:text-style-name="P1" draw:layer="layout" svg:width="6.35cm" svg:height="2.54cm" svg:x="19.05cm" svg:y="12.7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.171cm" svg:height="0.962cm" svg:x="19.05cm" svg:y="13.335cm">
          <draw:text-box>
            <text:p>k0</text:p>
          </draw:text-box>
        </draw:frame>
        <draw:frame draw:style-name="gr16" draw:text-style-name="P11" draw:layer="layout" svg:width="4.376cm" svg:height="2.621cm" svg:x="19.818cm" svg:y="12.619cm">
          <draw:text-box>
            <text:p><text:span text:style-name="T4">4 <text:s text:c="2"/>a: 7</text:span></text:p>
            <text:p><text:span text:style-name="T4">3 <text:s text:c="2"/>meha: sub</text:span></text:p>
            <text:p><text:span text:style-name="T4">2 <text:s text:c="2"/>ku: <text:s/>meha(global)</text:span></text:p>
            <text:p><text:span text:style-name="T4">1 <text:s text:c="2"/>go: meha(global)</text:span></text:p>
            <text:p><text:span text:style-name="T4">0 <text:s text:c="2"/>b: 3</text:span></text:p>
          </draw:text-box>
        </draw:frame>
        <draw:custom-shape draw:style-name="gr15" draw:text-style-name="P1" draw:layer="layout" svg:width="6.35cm" svg:height="2.54cm" svg:x="19.05cm" svg:y="10.101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.171cm" svg:height="0.962cm" svg:x="19.05cm" svg:y="10.736cm">
          <draw:text-box>
            <text:p>k1</text:p>
          </draw:text-box>
        </draw:frame>
        <draw:frame draw:style-name="gr16" draw:text-style-name="P11" draw:layer="layout" svg:width="4.376cm" svg:height="2.621cm" svg:x="19.818cm" svg:y="10.02cm">
          <draw:text-box>
            <text:p><text:span text:style-name="T4">9 <text:s text:c="2"/>a: 7</text:span></text:p>
            <text:p><text:span text:style-name="T4">8 <text:s text:c="2"/>meha: sub</text:span></text:p>
            <text:p><text:span text:style-name="T4">7 <text:s text:c="2"/>ku: <text:s/>meha(global)</text:span></text:p>
            <text:p><text:span text:style-name="T4">6 <text:s text:c="2"/>go: meha3</text:span></text:p>
            <text:p><text:span text:style-name="T4">5 <text:s text:c="2"/>b: 12</text:span></text:p>
          </draw:text-box>
        </draw:frame>
        <draw:custom-shape draw:style-name="gr19" draw:text-style-name="P1" draw:layer="layout" svg:width="7.62cm" svg:height="1.27cm" svg:x="2.54cm" svg:y="8.455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2" draw:layer="layout" svg:width="18.624cm" svg:height="10.476cm" svg:x="1.482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nt</text:span><text:span text:style-name="T2"> a = 2 + 1, b = 1;</text:span></text:p>
            <text:p text:style-name="P2"><text:span text:style-name="T2"/></text:p>
            <text:p text:style-name="P2"><text:span text:style-name="T1">sub</text:span><text:span text:style-name="T2"> meha(</text:span><text:span text:style-name="T1">int</text:span><text:span text:style-name="T2"> c) <text:s/>{</text:span></text:p>
            <text:p text:style-name="P2"><text:span text:style-name="T2"><text:tab/></text:span><text:span text:style-name="T2">b := a + c;</text:span></text:p>
            <text:p text:style-name="P2"><text:span text:style-name="T2">}</text:span></text:p>
            <text:p text:style-name="P2"><text:span text:style-name="T1">sub</text:span><text:span text:style-name="T2"> k (</text:span><text:span text:style-name="T1">int</text:span><text:span text:style-name="T2"> b, </text:span><text:span text:style-name="T1">sub</text:span><text:span text:style-name="T2"> go, </text:span><text:span text:style-name="T1">sub</text:span><text:span text:style-name="T2"> ku) {</text:span></text:p>
            <text:p text:style-name="P2"><text:span text:style-name="T2"/></text:p>
            <text:p text:style-name="P2"><text:span text:style-name="T2"><text:tab/></text:span><text:span text:style-name="T1">sub</text:span><text:span text:style-name="T2"> meha(</text:span><text:span text:style-name="T1">int</text:span><text:span text:style-name="T2"> c) {</text:span></text:p>
            <text:p text:style-name="P2"><text:span text:style-name="T2"><text:tab/></text:span><text:span text:style-name="T2"><text:tab/></text:span><text:span text:style-name="T2">a := b - c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nt</text:span><text:span text:style-name="T2"> a = 6 + 1;</text:span></text:p>
            <text:p text:style-name="P2"><text:span text:style-name="T2"><text:tab/></text:span><text:span text:style-name="T2">if (b &lt; 3 * (2 + 1)) {</text:span></text:p>
            <text:p text:style-name="P2"><text:span text:style-name="T2"><text:tab/></text:span><text:span text:style-name="T2"><text:tab/></text:span><text:span text:style-name="T2">k(b + 3 * (2 + 1), meha, go);</text:span></text:p>
            <text:p text:style-name="P2"><text:span text:style-name="T2"><text:tab/></text:span><text:span text:style-name="T2">} else if (b &lt; 6 * (2 + 1)) {</text:span></text:p>
            <text:p text:style-name="P2"><text:span text:style-name="T2"><text:tab/></text:span><text:span text:style-name="T2"><text:tab/></text:span><text:span text:style-name="T2">k(b + 3 * (2 + 1), ku, meha);</text:span></text:p>
            <text:p text:style-name="P2"><text:span text:style-name="T2"><text:tab/></text:span><text:span text:style-name="T2">} else {</text:span></text:p>
            <text:p text:style-name="P2"><text:span text:style-name="T2"><text:tab/></text:span><text:span text:style-name="T2"><text:tab/></text:span><text:span text:style-name="T1">int</text:span><text:span text:style-name="T2"> b = 6 - b</text:span></text:p>
            <text:p text:style-name="P2"><text:span text:style-name="T2"><text:tab/></text:span><text:span text:style-name="T2"><text:tab/></text:span><text:span text:style-name="T2">go(a + b);</text:span></text:p>
            <text:p text:style-name="P2"><text:span text:style-name="T2"><text:tab/></text:span><text:span text:style-name="T2"><text:tab/></text:span><text:span text:style-name="T2">ku(a - b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rint(a, b)</text:span></text:p>
            <text:p text:style-name="P2"><text:span text:style-name="T2">}</text:span></text:p>
            <text:p text:style-name="P2"><text:span text:style-name="T2">k(a, meha, meha);</text:span></text:p>
            <text:p text:style-name="P2"><text:span text:style-name="T2">print(a, b)</text:span></text:p>
          </draw:text-box>
        </draw:fram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15" draw:text-style-name="P1" draw:layer="layout" svg:width="6.35cm" svg:height="2.54cm" svg:x="19.05cm" svg:y="12.7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.171cm" svg:height="0.962cm" svg:x="19.05cm" svg:y="13.335cm">
          <draw:text-box>
            <text:p>k0</text:p>
          </draw:text-box>
        </draw:frame>
        <draw:frame draw:style-name="gr16" draw:text-style-name="P11" draw:layer="layout" svg:width="4.376cm" svg:height="2.621cm" svg:x="19.818cm" svg:y="12.619cm">
          <draw:text-box>
            <text:p><text:span text:style-name="T4">4 <text:s text:c="2"/>a: 7</text:span></text:p>
            <text:p><text:span text:style-name="T4">3 <text:s text:c="2"/>meha: sub</text:span></text:p>
            <text:p><text:span text:style-name="T4">2 <text:s text:c="2"/>ku: <text:s/>meha(global)</text:span></text:p>
            <text:p><text:span text:style-name="T4">1 <text:s text:c="2"/>go: meha(global)</text:span></text:p>
            <text:p><text:span text:style-name="T4">0 <text:s text:c="2"/>b: 3</text:span></text:p>
          </draw:text-box>
        </draw:frame>
        <draw:custom-shape draw:style-name="gr15" draw:text-style-name="P1" draw:layer="layout" svg:width="6.35cm" svg:height="2.54cm" svg:x="19.05cm" svg:y="10.101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.171cm" svg:height="0.962cm" svg:x="19.05cm" svg:y="10.736cm">
          <draw:text-box>
            <text:p>k1</text:p>
          </draw:text-box>
        </draw:frame>
        <draw:frame draw:style-name="gr16" draw:text-style-name="P11" draw:layer="layout" svg:width="4.376cm" svg:height="2.621cm" svg:x="19.818cm" svg:y="10.02cm">
          <draw:text-box>
            <text:p><text:span text:style-name="T4">9 <text:s text:c="2"/>a: 7</text:span></text:p>
            <text:p><text:span text:style-name="T4">8 <text:s text:c="2"/>meha: sub</text:span></text:p>
            <text:p><text:span text:style-name="T4">7 <text:s text:c="2"/>ku: <text:s/>meha(global)</text:span></text:p>
            <text:p><text:span text:style-name="T4">6 <text:s text:c="2"/>go: meha3</text:span></text:p>
            <text:p><text:span text:style-name="T4">5 <text:s text:c="2"/>b: 12</text:span></text:p>
          </draw:text-box>
        </draw:frame>
        <draw:custom-shape draw:style-name="gr20" draw:text-style-name="P1" draw:layer="layout" svg:width="8.89cm" svg:height="3.81cm" svg:x="1.07cm" svg:y="3.5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6.35cm" svg:height="2.54cm" svg:x="19.05cm" svg:y="7.502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.171cm" svg:height="0.962cm" svg:x="19.05cm" svg:y="8.137cm">
          <draw:text-box>
            <text:p>k2</text:p>
          </draw:text-box>
        </draw:frame>
        <draw:frame draw:style-name="gr16" draw:text-style-name="P11" draw:layer="layout" svg:width="3.317cm" svg:height="2.621cm" svg:x="19.818cm" svg:y="7.421cm">
          <draw:text-box>
            <text:p><text:span text:style-name="T4">14 <text:s text:c="2"/>a: 7</text:span></text:p>
            <text:p><text:span text:style-name="T4">13 <text:s text:c="2"/>meha: sub</text:span></text:p>
            <text:p><text:span text:style-name="T4">12 <text:s text:c="2"/>ku: meha8</text:span></text:p>
            <text:p><text:span text:style-name="T4">11 <text:s text:c="2"/>go: ku7</text:span></text:p>
            <text:p><text:span text:style-name="T4">10 <text:s text:c="2"/>b: 21</text:span></text:p>
          </draw:text-box>
        </draw:frame>
        <presentation:notes draw:style-name="dp1">
          <draw:page-thumbnail draw:style-name="gr12" draw:layer="layout" svg:width="18.624cm" svg:height="10.476cm" svg:x="1.482cm" svg:y="2.123cm" draw:page-number="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nt</text:span><text:span text:style-name="T2"> a = 2 + 1, b = 1;</text:span></text:p>
            <text:p text:style-name="P2"><text:span text:style-name="T2"/></text:p>
            <text:p text:style-name="P2"><text:span text:style-name="T1">sub</text:span><text:span text:style-name="T2"> meha(</text:span><text:span text:style-name="T1">int</text:span><text:span text:style-name="T2"> c) <text:s/>{</text:span></text:p>
            <text:p text:style-name="P2"><text:span text:style-name="T2"><text:tab/></text:span><text:span text:style-name="T2">b := a + c;</text:span></text:p>
            <text:p text:style-name="P2"><text:span text:style-name="T2">}</text:span></text:p>
            <text:p text:style-name="P2"><text:span text:style-name="T1">sub</text:span><text:span text:style-name="T2"> k (</text:span><text:span text:style-name="T1">int</text:span><text:span text:style-name="T2"> b, </text:span><text:span text:style-name="T1">sub</text:span><text:span text:style-name="T2"> go, </text:span><text:span text:style-name="T1">sub</text:span><text:span text:style-name="T2"> ku) {</text:span></text:p>
            <text:p text:style-name="P2"><text:span text:style-name="T2"/></text:p>
            <text:p text:style-name="P2"><text:span text:style-name="T2"><text:tab/></text:span><text:span text:style-name="T1">sub</text:span><text:span text:style-name="T2"> meha(</text:span><text:span text:style-name="T1">int</text:span><text:span text:style-name="T2"> c) {</text:span></text:p>
            <text:p text:style-name="P2"><text:span text:style-name="T2"><text:tab/></text:span><text:span text:style-name="T2"><text:tab/></text:span><text:span text:style-name="T2">a := b - c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nt</text:span><text:span text:style-name="T2"> a = 6 + 1;</text:span></text:p>
            <text:p text:style-name="P2"><text:span text:style-name="T2"><text:tab/></text:span><text:span text:style-name="T2">if (b &lt; 3 * (2 + 1)) {</text:span></text:p>
            <text:p text:style-name="P2"><text:span text:style-name="T2"><text:tab/></text:span><text:span text:style-name="T2"><text:tab/></text:span><text:span text:style-name="T2">k(b + 3 * (2 + 1), meha, go);</text:span></text:p>
            <text:p text:style-name="P2"><text:span text:style-name="T2"><text:tab/></text:span><text:span text:style-name="T2">} else if (b &lt; 6 * (2 + 1)) {</text:span></text:p>
            <text:p text:style-name="P2"><text:span text:style-name="T2"><text:tab/></text:span><text:span text:style-name="T2"><text:tab/></text:span><text:span text:style-name="T2">k(b + 3 * (2 + 1), ku, meha);</text:span></text:p>
            <text:p text:style-name="P2"><text:span text:style-name="T2"><text:tab/></text:span><text:span text:style-name="T2">} else {</text:span></text:p>
            <text:p text:style-name="P2"><text:span text:style-name="T2"><text:tab/></text:span><text:span text:style-name="T2"><text:tab/></text:span><text:span text:style-name="T1">int</text:span><text:span text:style-name="T2"> b = 6 - b</text:span></text:p>
            <text:p text:style-name="P2"><text:span text:style-name="T2"><text:tab/></text:span><text:span text:style-name="T2"><text:tab/></text:span><text:span text:style-name="T2">go(a + b);</text:span></text:p>
            <text:p text:style-name="P2"><text:span text:style-name="T2"><text:tab/></text:span><text:span text:style-name="T2"><text:tab/></text:span><text:span text:style-name="T2">ku(a - b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rint(a, b)</text:span></text:p>
            <text:p text:style-name="P2"><text:span text:style-name="T2">}</text:span></text:p>
            <text:p text:style-name="P2"><text:span text:style-name="T2">k(a, meha, meha);</text:span></text:p>
            <text:p text:style-name="P2"><text:span text:style-name="T2">print(a, b)</text:span></text:p>
          </draw:text-box>
        </draw:fram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15" draw:text-style-name="P1" draw:layer="layout" svg:width="6.35cm" svg:height="2.54cm" svg:x="19.05cm" svg:y="12.7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.171cm" svg:height="0.962cm" svg:x="19.05cm" svg:y="13.335cm">
          <draw:text-box>
            <text:p>k0</text:p>
          </draw:text-box>
        </draw:frame>
        <draw:frame draw:style-name="gr16" draw:text-style-name="P11" draw:layer="layout" svg:width="4.376cm" svg:height="2.621cm" svg:x="19.818cm" svg:y="12.619cm">
          <draw:text-box>
            <text:p><text:span text:style-name="T4">4 <text:s text:c="2"/>a: 7</text:span></text:p>
            <text:p><text:span text:style-name="T4">3 <text:s text:c="2"/>meha: sub</text:span></text:p>
            <text:p><text:span text:style-name="T4">2 <text:s text:c="2"/>ku: <text:s/>meha(global)</text:span></text:p>
            <text:p><text:span text:style-name="T4">1 <text:s text:c="2"/>go: meha(global)</text:span></text:p>
            <text:p><text:span text:style-name="T4">0 <text:s text:c="2"/>b: 3</text:span></text:p>
          </draw:text-box>
        </draw:frame>
        <draw:custom-shape draw:style-name="gr15" draw:text-style-name="P1" draw:layer="layout" svg:width="6.35cm" svg:height="2.54cm" svg:x="19.05cm" svg:y="10.101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.171cm" svg:height="0.962cm" svg:x="19.05cm" svg:y="10.736cm">
          <draw:text-box>
            <text:p>k1</text:p>
          </draw:text-box>
        </draw:frame>
        <draw:frame draw:style-name="gr16" draw:text-style-name="P11" draw:layer="layout" svg:width="4.376cm" svg:height="2.621cm" svg:x="19.818cm" svg:y="10.02cm">
          <draw:text-box>
            <text:p><text:span text:style-name="T4">9 <text:s text:c="2"/>a: 7</text:span></text:p>
            <text:p><text:span text:style-name="T4">8 <text:s text:c="2"/>meha: sub</text:span></text:p>
            <text:p><text:span text:style-name="T4">7 <text:s text:c="2"/>ku: <text:s/>meha(global)</text:span></text:p>
            <text:p><text:span text:style-name="T4">6 <text:s text:c="2"/>go: meha3</text:span></text:p>
            <text:p><text:span text:style-name="T4">5 <text:s text:c="2"/>b: 12</text:span></text:p>
          </draw:text-box>
        </draw:frame>
        <draw:custom-shape draw:style-name="gr21" draw:text-style-name="P1" draw:layer="layout" svg:width="6.35cm" svg:height="3.057cm" svg:x="19.05cm" svg:y="6.985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.171cm" svg:height="0.962cm" svg:x="19.05cm" svg:y="8.137cm">
          <draw:text-box>
            <text:p>k2</text:p>
          </draw:text-box>
        </draw:frame>
        <draw:frame draw:style-name="gr22" draw:text-style-name="P11" draw:layer="layout" svg:width="3.317cm" svg:height="3.095cm" svg:x="19.818cm" svg:y="6.985cm">
          <draw:text-box>
            <text:p><text:span text:style-name="T4">15 <text:s text:c="2"/>b: -15</text:span></text:p>
            <text:p><text:span text:style-name="T4">14 <text:s text:c="2"/>a: 7</text:span></text:p>
            <text:p><text:span text:style-name="T4">13 <text:s text:c="2"/>meha: sub</text:span></text:p>
            <text:p><text:span text:style-name="T4">12 <text:s text:c="2"/>ku: meha8</text:span></text:p>
            <text:p><text:span text:style-name="T4">11 <text:s text:c="2"/>go: ku7</text:span></text:p>
            <text:p><text:span text:style-name="T4">10 <text:s text:c="2"/>b: 21</text:span></text:p>
          </draw:text-box>
        </draw:frame>
        <draw:custom-shape draw:style-name="gr23" draw:text-style-name="P1" draw:layer="layout" svg:width="5.08cm" svg:height="1.27cm" svg:x="1.905cm" svg:y="9.525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2" draw:layer="layout" svg:width="18.624cm" svg:height="10.476cm" svg:x="1.482cm" svg:y="2.123cm" draw:page-number="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nt</text:span><text:span text:style-name="T2"> a = 2 + 1, b = 1;</text:span></text:p>
            <text:p text:style-name="P2"><text:span text:style-name="T2"/></text:p>
            <text:p text:style-name="P2"><text:span text:style-name="T1">sub</text:span><text:span text:style-name="T2"> meha(</text:span><text:span text:style-name="T1">int</text:span><text:span text:style-name="T2"> c) <text:s/>{</text:span></text:p>
            <text:p text:style-name="P2"><text:span text:style-name="T2"><text:tab/></text:span><text:span text:style-name="T2">b := a + c;</text:span></text:p>
            <text:p text:style-name="P2"><text:span text:style-name="T2">}</text:span></text:p>
            <text:p text:style-name="P2"><text:span text:style-name="T1">sub</text:span><text:span text:style-name="T2"> k (</text:span><text:span text:style-name="T1">int</text:span><text:span text:style-name="T2"> b, </text:span><text:span text:style-name="T1">sub</text:span><text:span text:style-name="T2"> go, </text:span><text:span text:style-name="T1">sub</text:span><text:span text:style-name="T2"> ku) {</text:span></text:p>
            <text:p text:style-name="P2"><text:span text:style-name="T2"/></text:p>
            <text:p text:style-name="P2"><text:span text:style-name="T2"><text:tab/></text:span><text:span text:style-name="T1">sub</text:span><text:span text:style-name="T2"> meha(</text:span><text:span text:style-name="T1">int</text:span><text:span text:style-name="T2"> c) {</text:span></text:p>
            <text:p text:style-name="P2"><text:span text:style-name="T2"><text:tab/></text:span><text:span text:style-name="T2"><text:tab/></text:span><text:span text:style-name="T2">a := b - c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nt</text:span><text:span text:style-name="T2"> a = 6 + 1;</text:span></text:p>
            <text:p text:style-name="P2"><text:span text:style-name="T2"><text:tab/></text:span><text:span text:style-name="T2">if (b &lt; 3 * (2 + 1)) {</text:span></text:p>
            <text:p text:style-name="P2"><text:span text:style-name="T2"><text:tab/></text:span><text:span text:style-name="T2"><text:tab/></text:span><text:span text:style-name="T2">k(b + 3 * (2 + 1), meha, go);</text:span></text:p>
            <text:p text:style-name="P2"><text:span text:style-name="T2"><text:tab/></text:span><text:span text:style-name="T2">} else if (b &lt; 6 * (2 + 1)) {</text:span></text:p>
            <text:p text:style-name="P2"><text:span text:style-name="T2"><text:tab/></text:span><text:span text:style-name="T2"><text:tab/></text:span><text:span text:style-name="T2">k(b + 3 * (2 + 1), ku, meha);</text:span></text:p>
            <text:p text:style-name="P2"><text:span text:style-name="T2"><text:tab/></text:span><text:span text:style-name="T2">} else {</text:span></text:p>
            <text:p text:style-name="P2"><text:span text:style-name="T2"><text:tab/></text:span><text:span text:style-name="T2"><text:tab/></text:span><text:span text:style-name="T1">int</text:span><text:span text:style-name="T2"> b = 6 - b</text:span></text:p>
            <text:p text:style-name="P2"><text:span text:style-name="T2"><text:tab/></text:span><text:span text:style-name="T2"><text:tab/></text:span><text:span text:style-name="T2">go(a + b);</text:span></text:p>
            <text:p text:style-name="P2"><text:span text:style-name="T2"><text:tab/></text:span><text:span text:style-name="T2"><text:tab/></text:span><text:span text:style-name="T2">ku(a - b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rint(a, b)</text:span></text:p>
            <text:p text:style-name="P2"><text:span text:style-name="T2">}</text:span></text:p>
            <text:p text:style-name="P2"><text:span text:style-name="T2">k(a, meha, meha);</text:span></text:p>
            <text:p text:style-name="P2"><text:span text:style-name="T2">print(a, b)</text:span></text:p>
          </draw:text-box>
        </draw:fram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15" draw:text-style-name="P1" draw:layer="layout" svg:width="6.35cm" svg:height="2.54cm" svg:x="19.05cm" svg:y="12.7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.171cm" svg:height="0.962cm" svg:x="19.05cm" svg:y="13.335cm">
          <draw:text-box>
            <text:p>k0</text:p>
          </draw:text-box>
        </draw:frame>
        <draw:frame draw:style-name="gr16" draw:text-style-name="P11" draw:layer="layout" svg:width="4.376cm" svg:height="2.621cm" svg:x="19.818cm" svg:y="12.619cm">
          <draw:text-box>
            <text:p><text:span text:style-name="T4">4 <text:s text:c="2"/>a: 7</text:span></text:p>
            <text:p><text:span text:style-name="T4">3 <text:s text:c="2"/>meha: sub</text:span></text:p>
            <text:p><text:span text:style-name="T4">2 <text:s text:c="2"/>ku: <text:s/>meha(global)</text:span></text:p>
            <text:p><text:span text:style-name="T4">1 <text:s text:c="2"/>go: meha(global)</text:span></text:p>
            <text:p><text:span text:style-name="T4">0 <text:s text:c="2"/>b: 3</text:span></text:p>
          </draw:text-box>
        </draw:frame>
        <draw:custom-shape draw:style-name="gr15" draw:text-style-name="P1" draw:layer="layout" svg:width="6.35cm" svg:height="2.54cm" svg:x="19.05cm" svg:y="10.101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.171cm" svg:height="0.962cm" svg:x="19.05cm" svg:y="10.736cm">
          <draw:text-box>
            <text:p>k1</text:p>
          </draw:text-box>
        </draw:frame>
        <draw:frame draw:style-name="gr16" draw:text-style-name="P11" draw:layer="layout" svg:width="4.376cm" svg:height="2.621cm" svg:x="19.818cm" svg:y="10.02cm">
          <draw:text-box>
            <text:p><text:span text:style-name="T4">9 <text:s text:c="2"/>a: 7</text:span></text:p>
            <text:p><text:span text:style-name="T4">8 <text:s text:c="2"/>meha: sub</text:span></text:p>
            <text:p><text:span text:style-name="T4">7 <text:s text:c="2"/>ku: <text:s/>meha(global)</text:span></text:p>
            <text:p><text:span text:style-name="T4">6 <text:s text:c="2"/>go: meha3</text:span></text:p>
            <text:p><text:span text:style-name="T4">5 <text:s text:c="2"/>b: 12</text:span></text:p>
          </draw:text-box>
        </draw:frame>
        <draw:custom-shape draw:style-name="gr21" draw:text-style-name="P1" draw:layer="layout" svg:width="6.35cm" svg:height="3.057cm" svg:x="19.05cm" svg:y="6.985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.171cm" svg:height="0.962cm" svg:x="19.05cm" svg:y="8.137cm">
          <draw:text-box>
            <text:p>k2</text:p>
          </draw:text-box>
        </draw:frame>
        <draw:frame draw:style-name="gr22" draw:text-style-name="P11" draw:layer="layout" svg:width="3.317cm" svg:height="3.095cm" svg:x="19.818cm" svg:y="6.985cm">
          <draw:text-box>
            <text:p><text:span text:style-name="T4">15 <text:s text:c="2"/>b: -15</text:span></text:p>
            <text:p><text:span text:style-name="T4">14 <text:s text:c="2"/>a: 7</text:span></text:p>
            <text:p><text:span text:style-name="T4">13 <text:s text:c="2"/>meha: sub</text:span></text:p>
            <text:p><text:span text:style-name="T4">12 <text:s text:c="2"/>ku: meha8</text:span></text:p>
            <text:p><text:span text:style-name="T4">11 <text:s text:c="2"/>go: ku7</text:span></text:p>
            <text:p><text:span text:style-name="T4">10 <text:s text:c="2"/>b: 21</text:span></text:p>
          </draw:text-box>
        </draw:frame>
        <draw:custom-shape draw:style-name="gr24" draw:text-style-name="P1" draw:layer="layout" svg:width="3.175cm" svg:height="0.635cm" svg:x="3.51cm" svg:y="10.66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4.73cm" svg:height="1.673cm" svg:x="11.918cm" svg:y="4.445cm">
          <draw:text-box>
            <text:p>Como se esta ejecutando go se le crea la clausura</text:p>
            <text:p>Recordando que go11 = ku7= meha(global)</text:p>
          </draw:text-box>
        </draw:frame>
        <presentation:notes draw:style-name="dp1">
          <draw:page-thumbnail draw:style-name="gr12" draw:layer="layout" svg:width="18.624cm" svg:height="10.476cm" svg:x="1.482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nt</text:span><text:span text:style-name="T2"> a = 2 + 1, b = 1;</text:span></text:p>
            <text:p text:style-name="P2"><text:span text:style-name="T2"/></text:p>
            <text:p text:style-name="P2"><text:span text:style-name="T1">sub</text:span><text:span text:style-name="T2"> meha(</text:span><text:span text:style-name="T1">int</text:span><text:span text:style-name="T2"> c) <text:s/>{</text:span></text:p>
            <text:p text:style-name="P2"><text:span text:style-name="T2"><text:tab/></text:span><text:span text:style-name="T2">b := a + c;</text:span></text:p>
            <text:p text:style-name="P2"><text:span text:style-name="T2">}</text:span></text:p>
            <text:p text:style-name="P2"><text:span text:style-name="T1">sub</text:span><text:span text:style-name="T2"> k (</text:span><text:span text:style-name="T1">int</text:span><text:span text:style-name="T2"> b, </text:span><text:span text:style-name="T1">sub</text:span><text:span text:style-name="T2"> go, </text:span><text:span text:style-name="T1">sub</text:span><text:span text:style-name="T2"> ku) {</text:span></text:p>
            <text:p text:style-name="P2"><text:span text:style-name="T2"/></text:p>
            <text:p text:style-name="P2"><text:span text:style-name="T2"><text:tab/></text:span><text:span text:style-name="T1">sub</text:span><text:span text:style-name="T2"> meha(</text:span><text:span text:style-name="T1">int</text:span><text:span text:style-name="T2"> c) {</text:span></text:p>
            <text:p text:style-name="P2"><text:span text:style-name="T2"><text:tab/></text:span><text:span text:style-name="T2"><text:tab/></text:span><text:span text:style-name="T2">a := b - c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nt</text:span><text:span text:style-name="T2"> a = 6 + 1;</text:span></text:p>
            <text:p text:style-name="P2"><text:span text:style-name="T2"><text:tab/></text:span><text:span text:style-name="T2">if (b &lt; 3 * (2 + 1)) {</text:span></text:p>
            <text:p text:style-name="P2"><text:span text:style-name="T2"><text:tab/></text:span><text:span text:style-name="T2"><text:tab/></text:span><text:span text:style-name="T2">k(b + 3 * (2 + 1), meha, go);</text:span></text:p>
            <text:p text:style-name="P2"><text:span text:style-name="T2"><text:tab/></text:span><text:span text:style-name="T2">} else if (b &lt; 6 * (2 + 1)) {</text:span></text:p>
            <text:p text:style-name="P2"><text:span text:style-name="T2"><text:tab/></text:span><text:span text:style-name="T2"><text:tab/></text:span><text:span text:style-name="T2">k(b + 3 * (2 + 1), ku, meha);</text:span></text:p>
            <text:p text:style-name="P2"><text:span text:style-name="T2"><text:tab/></text:span><text:span text:style-name="T2">} else {</text:span></text:p>
            <text:p text:style-name="P2"><text:span text:style-name="T2"><text:tab/></text:span><text:span text:style-name="T2"><text:tab/></text:span><text:span text:style-name="T1">int</text:span><text:span text:style-name="T2"> b = 6 - b</text:span></text:p>
            <text:p text:style-name="P2"><text:span text:style-name="T2"><text:tab/></text:span><text:span text:style-name="T2"><text:tab/></text:span><text:span text:style-name="T2">go(a + b);</text:span></text:p>
            <text:p text:style-name="P2"><text:span text:style-name="T2"><text:tab/></text:span><text:span text:style-name="T2"><text:tab/></text:span><text:span text:style-name="T2">ku(a - b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rint(a, b)</text:span></text:p>
            <text:p text:style-name="P2"><text:span text:style-name="T2">}</text:span></text:p>
            <text:p text:style-name="P2"><text:span text:style-name="T2">k(a, meha, meha);</text:span></text:p>
            <text:p text:style-name="P2"><text:span text:style-name="T2">print(a, b)</text:span></text:p>
          </draw:text-box>
        </draw:fram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25" draw:text-style-name="P1" draw:layer="layout" svg:width="5.245cm" svg:height="2.54cm" svg:x="18.25cm" svg:y="12.7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.171cm" svg:height="0.962cm" svg:x="18.25cm" svg:y="13.335cm">
          <draw:text-box>
            <text:p>k0</text:p>
          </draw:text-box>
        </draw:frame>
        <draw:frame draw:style-name="gr16" draw:text-style-name="P11" draw:layer="layout" svg:width="4.376cm" svg:height="2.621cm" svg:x="19.018cm" svg:y="12.619cm">
          <draw:text-box>
            <text:p><text:span text:style-name="T4">4 <text:s text:c="2"/>a: 7</text:span></text:p>
            <text:p><text:span text:style-name="T4">3 <text:s text:c="2"/>meha: sub</text:span></text:p>
            <text:p><text:span text:style-name="T4">2 <text:s text:c="2"/>ku: <text:s/>meha(global)</text:span></text:p>
            <text:p><text:span text:style-name="T4">1 <text:s text:c="2"/>go: meha(global)</text:span></text:p>
            <text:p><text:span text:style-name="T4">0 <text:s text:c="2"/>b: 3</text:span></text:p>
          </draw:text-box>
        </draw:frame>
        <draw:custom-shape draw:style-name="gr25" draw:text-style-name="P1" draw:layer="layout" svg:width="5.245cm" svg:height="2.54cm" svg:x="18.25cm" svg:y="10.101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.171cm" svg:height="0.962cm" svg:x="18.25cm" svg:y="10.736cm">
          <draw:text-box>
            <text:p>k1</text:p>
          </draw:text-box>
        </draw:frame>
        <draw:frame draw:style-name="gr16" draw:text-style-name="P11" xml:id="id1" draw:id="id1" draw:layer="layout" svg:width="4.376cm" svg:height="2.621cm" svg:x="19.018cm" svg:y="10.02cm">
          <draw:text-box>
            <text:p><text:span text:style-name="T4">9 <text:s text:c="2"/>a: 7</text:span></text:p>
            <text:p><text:span text:style-name="T4">8 <text:s text:c="2"/>meha: sub</text:span></text:p>
            <text:p><text:span text:style-name="T4">7 <text:s text:c="2"/>ku: <text:s/>meha(global)</text:span></text:p>
            <text:p><text:span text:style-name="T4">6 <text:s text:c="2"/>go: meha3</text:span></text:p>
            <text:p><text:span text:style-name="T4">5 <text:s text:c="2"/>b: 12</text:span></text:p>
          </draw:text-box>
        </draw:frame>
        <draw:custom-shape draw:style-name="gr26" draw:text-style-name="P1" draw:layer="layout" svg:width="5.245cm" svg:height="3.057cm" svg:x="18.25cm" svg:y="6.985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.171cm" svg:height="0.962cm" svg:x="18.25cm" svg:y="8.137cm">
          <draw:text-box>
            <text:p>k2</text:p>
          </draw:text-box>
        </draw:frame>
        <draw:frame draw:style-name="gr22" draw:text-style-name="P11" draw:layer="layout" svg:width="3.317cm" svg:height="3.095cm" svg:x="19.018cm" svg:y="6.985cm">
          <draw:text-box>
            <text:p><text:span text:style-name="T4">15 <text:s text:c="2"/>b: -15</text:span></text:p>
            <text:p><text:span text:style-name="T4">14 <text:s text:c="2"/>a: 7</text:span></text:p>
            <text:p><text:span text:style-name="T4">13 <text:s text:c="2"/>meha: sub</text:span></text:p>
            <text:p><text:span text:style-name="T4">12 <text:s text:c="2"/>ku: meha8</text:span></text:p>
            <text:p><text:span text:style-name="T4">11 <text:s text:c="2"/>go: ku7</text:span></text:p>
            <text:p><text:span text:style-name="T4">10 <text:s text:c="2"/>b: 21</text:span></text:p>
          </draw:text-box>
        </draw:frame>
        <draw:custom-shape draw:style-name="gr24" draw:text-style-name="P1" draw:layer="layout" svg:width="3.175cm" svg:height="0.635cm" svg:x="3.51cm" svg:y="10.6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2" xml:id="id2" draw:id="id2" draw:layer="layout" svg:width="0.935cm" svg:height="1.27cm" svg:x="23.965cm" svg:y="8.555cm">
          <text:p text:style-name="P12">a: 3</text:p>
          <text:p text:style-name="P12">b: g</text:p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2.406cm" svg:height="1.673cm" svg:x="13.335cm" svg:y="3.175cm">
          <draw:text-box>
            <text:p>Como hay alcance estatico, en la clausura</text:p>
            <text:p>Tenemos… a es 3 y b es global </text:p>
          </draw:text-box>
        </draw:frame>
        <draw:connector draw:style-name="gr28" draw:text-style-name="P1" draw:layer="layout" svg:x1="23.394cm" svg:y1="11.33cm" svg:x2="24.432cm" svg:y2="9.825cm" draw:start-shape="id1" draw:start-glue-point="1" draw:end-shape="id2" draw:end-glue-point="2" svg:d="M23394 11330h1038v-1505" svg:viewBox="0 0 1039 1506">
          <text:p/>
        </draw:connector>
        <draw:line draw:style-name="gr29" draw:text-style-name="P6" draw:layer="layout" svg:x1="22.86cm" svg:y1="13.97cm" svg:x2="24.765cm" svg:y2="13.97cm">
          <text:p/>
        </draw:line>
        <draw:line draw:style-name="gr29" draw:text-style-name="P6" draw:layer="layout" svg:x1="24.765cm" svg:y1="9.825cm" svg:x2="24.765cm" svg:y2="13.97cm">
          <text:p/>
        </draw:line>
        <draw:line draw:style-name="gr29" draw:text-style-name="P6" draw:layer="layout" svg:x1="23.16cm" svg:y1="14.405cm" svg:x2="25.4cm" svg:y2="14.605cm">
          <text:p/>
        </draw:line>
        <draw:line draw:style-name="gr29" draw:text-style-name="P6" draw:layer="layout" svg:x1="24.9cm" svg:y1="9.525cm" svg:x2="25.4cm" svg:y2="9.525cm">
          <text:p/>
        </draw:line>
        <draw:line draw:style-name="gr29" draw:text-style-name="P6" draw:layer="layout" svg:x1="25.4cm" svg:y1="9.525cm" svg:x2="25.4cm" svg:y2="14.605cm">
          <text:p/>
        </draw:line>
        <draw:line draw:style-name="gr29" draw:text-style-name="P6" draw:layer="layout" svg:x1="21.59cm" svg:y1="9.29cm" svg:x2="23.965cm" svg:y2="9.29cm">
          <text:p/>
        </draw:line>
        <presentation:notes draw:style-name="dp1">
          <draw:page-thumbnail draw:style-name="gr12" draw:layer="layout" svg:width="18.624cm" svg:height="10.476cm" svg:x="1.482cm" svg:y="2.123cm" draw:page-number="1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nt</text:span><text:span text:style-name="T2"> a = 2 + 1, b = 1;</text:span></text:p>
            <text:p text:style-name="P2"><text:span text:style-name="T2"/></text:p>
            <text:p text:style-name="P2"><text:span text:style-name="T1">sub</text:span><text:span text:style-name="T2"> meha(</text:span><text:span text:style-name="T1">int</text:span><text:span text:style-name="T2"> c) <text:s/>{</text:span></text:p>
            <text:p text:style-name="P2"><text:span text:style-name="T2"><text:tab/></text:span><text:span text:style-name="T2">b := a + c;</text:span></text:p>
            <text:p text:style-name="P2"><text:span text:style-name="T2">}</text:span></text:p>
            <text:p text:style-name="P2"><text:span text:style-name="T1">sub</text:span><text:span text:style-name="T2"> k (</text:span><text:span text:style-name="T1">int</text:span><text:span text:style-name="T2"> b, </text:span><text:span text:style-name="T1">sub</text:span><text:span text:style-name="T2"> go, </text:span><text:span text:style-name="T1">sub</text:span><text:span text:style-name="T2"> ku) {</text:span></text:p>
            <text:p text:style-name="P2"><text:span text:style-name="T2"/></text:p>
            <text:p text:style-name="P2"><text:span text:style-name="T2"><text:tab/></text:span><text:span text:style-name="T1">sub</text:span><text:span text:style-name="T2"> meha(</text:span><text:span text:style-name="T1">int</text:span><text:span text:style-name="T2"> c) {</text:span></text:p>
            <text:p text:style-name="P2"><text:span text:style-name="T2"><text:tab/></text:span><text:span text:style-name="T2"><text:tab/></text:span><text:span text:style-name="T2">a := b - c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nt</text:span><text:span text:style-name="T2"> a = 6 + 1;</text:span></text:p>
            <text:p text:style-name="P2"><text:span text:style-name="T2"><text:tab/></text:span><text:span text:style-name="T2">if (b &lt; 3 * (2 + 1)) {</text:span></text:p>
            <text:p text:style-name="P2"><text:span text:style-name="T2"><text:tab/></text:span><text:span text:style-name="T2"><text:tab/></text:span><text:span text:style-name="T2">k(b + 3 * (2 + 1), meha, go);</text:span></text:p>
            <text:p text:style-name="P2"><text:span text:style-name="T2"><text:tab/></text:span><text:span text:style-name="T2">} else if (b &lt; 6 * (2 + 1)) {</text:span></text:p>
            <text:p text:style-name="P2"><text:span text:style-name="T2"><text:tab/></text:span><text:span text:style-name="T2"><text:tab/></text:span><text:span text:style-name="T2">k(b + 3 * (2 + 1), ku, meha);</text:span></text:p>
            <text:p text:style-name="P2"><text:span text:style-name="T2"><text:tab/></text:span><text:span text:style-name="T2">} else {</text:span></text:p>
            <text:p text:style-name="P2"><text:span text:style-name="T2"><text:tab/></text:span><text:span text:style-name="T2"><text:tab/></text:span><text:span text:style-name="T1">int</text:span><text:span text:style-name="T2"> b = 6 - b</text:span></text:p>
            <text:p text:style-name="P2"><text:span text:style-name="T2"><text:tab/></text:span><text:span text:style-name="T2"><text:tab/></text:span><text:span text:style-name="T2">go(a + b);</text:span></text:p>
            <text:p text:style-name="P2"><text:span text:style-name="T2"><text:tab/></text:span><text:span text:style-name="T2"><text:tab/></text:span><text:span text:style-name="T2">ku(a - b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rint(a, b)</text:span></text:p>
            <text:p text:style-name="P2"><text:span text:style-name="T2">}</text:span></text:p>
            <text:p text:style-name="P2"><text:span text:style-name="T2">k(a, meha, meha);</text:span></text:p>
            <text:p text:style-name="P2"><text:span text:style-name="T2">print(a, b)</text:span></text:p>
          </draw:text-box>
        </draw:fram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-5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25" draw:text-style-name="P1" draw:layer="layout" svg:width="5.245cm" svg:height="2.54cm" svg:x="18.25cm" svg:y="12.7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.171cm" svg:height="0.962cm" svg:x="18.25cm" svg:y="13.335cm">
          <draw:text-box>
            <text:p>k0</text:p>
          </draw:text-box>
        </draw:frame>
        <draw:frame draw:style-name="gr16" draw:text-style-name="P11" draw:layer="layout" svg:width="4.376cm" svg:height="2.621cm" svg:x="19.018cm" svg:y="12.619cm">
          <draw:text-box>
            <text:p><text:span text:style-name="T4">4 <text:s text:c="2"/>a: 7</text:span></text:p>
            <text:p><text:span text:style-name="T4">3 <text:s text:c="2"/>meha: sub</text:span></text:p>
            <text:p><text:span text:style-name="T4">2 <text:s text:c="2"/>ku: <text:s/>meha(global)</text:span></text:p>
            <text:p><text:span text:style-name="T4">1 <text:s text:c="2"/>go: meha(global)</text:span></text:p>
            <text:p><text:span text:style-name="T4">0 <text:s text:c="2"/>b: 3</text:span></text:p>
          </draw:text-box>
        </draw:frame>
        <draw:custom-shape draw:style-name="gr25" draw:text-style-name="P1" draw:layer="layout" svg:width="5.245cm" svg:height="2.54cm" svg:x="18.25cm" svg:y="10.101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.171cm" svg:height="0.962cm" svg:x="18.25cm" svg:y="10.736cm">
          <draw:text-box>
            <text:p>k1</text:p>
          </draw:text-box>
        </draw:frame>
        <draw:frame draw:style-name="gr16" draw:text-style-name="P11" xml:id="id3" draw:id="id3" draw:layer="layout" svg:width="4.376cm" svg:height="2.621cm" svg:x="19.018cm" svg:y="10.02cm">
          <draw:text-box>
            <text:p><text:span text:style-name="T4">9 <text:s text:c="2"/>a: 7</text:span></text:p>
            <text:p><text:span text:style-name="T4">8 <text:s text:c="2"/>meha: sub</text:span></text:p>
            <text:p><text:span text:style-name="T4">7 <text:s text:c="2"/>ku: <text:s/>meha(global)</text:span></text:p>
            <text:p><text:span text:style-name="T4">6 <text:s text:c="2"/>go: meha3</text:span></text:p>
            <text:p><text:span text:style-name="T4">5 <text:s text:c="2"/>b: 12</text:span></text:p>
          </draw:text-box>
        </draw:frame>
        <draw:custom-shape draw:style-name="gr26" draw:text-style-name="P1" draw:layer="layout" svg:width="5.245cm" svg:height="3.057cm" svg:x="18.25cm" svg:y="6.985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.171cm" svg:height="0.962cm" svg:x="18.25cm" svg:y="8.137cm">
          <draw:text-box>
            <text:p>k2</text:p>
          </draw:text-box>
        </draw:frame>
        <draw:frame draw:style-name="gr22" draw:text-style-name="P11" draw:layer="layout" svg:width="3.317cm" svg:height="3.095cm" svg:x="19.018cm" svg:y="6.985cm">
          <draw:text-box>
            <text:p><text:span text:style-name="T4">15 <text:s text:c="2"/>b: -15</text:span></text:p>
            <text:p><text:span text:style-name="T4">14 <text:s text:c="2"/>a: 7</text:span></text:p>
            <text:p><text:span text:style-name="T4">13 <text:s text:c="2"/>meha: sub</text:span></text:p>
            <text:p><text:span text:style-name="T4">12 <text:s text:c="2"/>ku: meha8</text:span></text:p>
            <text:p><text:span text:style-name="T4">11 <text:s text:c="2"/>go: ku7</text:span></text:p>
            <text:p><text:span text:style-name="T4">10 <text:s text:c="2"/>b: 21</text:span></text:p>
          </draw:text-box>
        </draw:frame>
        <draw:custom-shape draw:style-name="gr27" draw:text-style-name="P12" xml:id="id4" draw:id="id4" draw:layer="layout" svg:width="0.935cm" svg:height="1.27cm" svg:x="23.965cm" svg:y="8.555cm">
          <text:p text:style-name="P12">a: 3</text:p>
          <text:p text:style-name="P12">b: g</text:p>
          <draw:enhanced-geometry svg:viewBox="0 0 21600 21600" draw:type="rectangle" draw:enhanced-path="M 0 0 L 21600 0 21600 21600 0 21600 0 0 Z N"/>
        </draw:custom-shape>
        <draw:connector draw:style-name="gr28" draw:text-style-name="P1" draw:layer="layout" svg:x1="23.394cm" svg:y1="11.33cm" svg:x2="24.432cm" svg:y2="9.825cm" draw:start-shape="id3" draw:start-glue-point="1" draw:end-shape="id4" draw:end-glue-point="2" svg:d="M23394 11330h1038v-1505" svg:viewBox="0 0 1039 1506">
          <text:p/>
        </draw:connector>
        <draw:line draw:style-name="gr29" draw:text-style-name="P6" draw:layer="layout" svg:x1="22.86cm" svg:y1="13.97cm" svg:x2="24.765cm" svg:y2="13.97cm">
          <text:p/>
        </draw:line>
        <draw:line draw:style-name="gr29" draw:text-style-name="P6" draw:layer="layout" svg:x1="24.765cm" svg:y1="9.825cm" svg:x2="24.765cm" svg:y2="13.97cm">
          <text:p/>
        </draw:line>
        <draw:line draw:style-name="gr29" draw:text-style-name="P6" draw:layer="layout" svg:x1="23.16cm" svg:y1="14.405cm" svg:x2="25.4cm" svg:y2="14.605cm">
          <text:p/>
        </draw:line>
        <draw:line draw:style-name="gr29" draw:text-style-name="P6" draw:layer="layout" svg:x1="24.9cm" svg:y1="9.525cm" svg:x2="25.4cm" svg:y2="9.525cm">
          <text:p/>
        </draw:line>
        <draw:line draw:style-name="gr29" draw:text-style-name="P6" draw:layer="layout" svg:x1="25.4cm" svg:y1="9.525cm" svg:x2="25.4cm" svg:y2="14.605cm">
          <text:p/>
        </draw:line>
        <draw:line draw:style-name="gr29" draw:text-style-name="P6" draw:layer="layout" svg:x1="21.59cm" svg:y1="9.29cm" svg:x2="23.965cm" svg:y2="9.29cm">
          <text:p/>
        </draw:line>
        <draw:custom-shape draw:style-name="gr30" draw:text-style-name="P1" draw:layer="layout" svg:width="5.645cm" svg:height="1.862cm" svg:x="17.85cm" svg:y="5.08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.861cm" svg:height="0.962cm" svg:x="17.65cm" svg:y="5.515cm">
          <draw:text-box>
            <text:p>go11</text:p>
          </draw:text-box>
        </draw:frame>
        <draw:frame draw:style-name="gr31" draw:text-style-name="P11" draw:layer="layout" svg:width="5.112cm" svg:height="3.569cm" svg:x="19.018cm" svg:y="3.885cm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>17 <text:s text:c="2"/>b(global): 3-8 =-5</text:span></text:p>
            <text:p><text:span text:style-name="T4">16 <text:s text:c="2"/>c: 7-18 = -8</text:span></text:p>
          </draw:text-box>
        </draw:frame>
        <draw:custom-shape draw:style-name="gr32" draw:text-style-name="P1" draw:layer="layout" svg:width="5.08cm" svg:height="1.905cm" svg:x="0.735cm" svg:y="1.705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2" draw:layer="layout" svg:width="18.624cm" svg:height="10.476cm" svg:x="1.482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nt</text:span><text:span text:style-name="T2"> a = 2 + 1, b = 1;</text:span></text:p>
            <text:p text:style-name="P2"><text:span text:style-name="T2"/></text:p>
            <text:p text:style-name="P2"><text:span text:style-name="T1">sub</text:span><text:span text:style-name="T2"> meha(</text:span><text:span text:style-name="T1">int</text:span><text:span text:style-name="T2"> c) <text:s/>{</text:span></text:p>
            <text:p text:style-name="P2"><text:span text:style-name="T2"><text:tab/></text:span><text:span text:style-name="T2">b := a + c;</text:span></text:p>
            <text:p text:style-name="P2"><text:span text:style-name="T2">}</text:span></text:p>
            <text:p text:style-name="P2"><text:span text:style-name="T1">sub</text:span><text:span text:style-name="T2"> k (</text:span><text:span text:style-name="T1">int</text:span><text:span text:style-name="T2"> b, </text:span><text:span text:style-name="T1">sub</text:span><text:span text:style-name="T2"> go, </text:span><text:span text:style-name="T1">sub</text:span><text:span text:style-name="T2"> ku) {</text:span></text:p>
            <text:p text:style-name="P2"><text:span text:style-name="T2"/></text:p>
            <text:p text:style-name="P2"><text:span text:style-name="T2"><text:tab/></text:span><text:span text:style-name="T1">sub</text:span><text:span text:style-name="T2"> meha(</text:span><text:span text:style-name="T1">int</text:span><text:span text:style-name="T2"> c) {</text:span></text:p>
            <text:p text:style-name="P2"><text:span text:style-name="T2"><text:tab/></text:span><text:span text:style-name="T2"><text:tab/></text:span><text:span text:style-name="T2">a := b - c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nt</text:span><text:span text:style-name="T2"> a = 6 + 1;</text:span></text:p>
            <text:p text:style-name="P2"><text:span text:style-name="T2"><text:tab/></text:span><text:span text:style-name="T2">if (b &lt; 3 * (2 + 1)) {</text:span></text:p>
            <text:p text:style-name="P2"><text:span text:style-name="T2"><text:tab/></text:span><text:span text:style-name="T2"><text:tab/></text:span><text:span text:style-name="T2">k(b + 3 * (2 + 1), meha, go);</text:span></text:p>
            <text:p text:style-name="P2"><text:span text:style-name="T2"><text:tab/></text:span><text:span text:style-name="T2">} else if (b &lt; 6 * (2 + 1)) {</text:span></text:p>
            <text:p text:style-name="P2"><text:span text:style-name="T2"><text:tab/></text:span><text:span text:style-name="T2"><text:tab/></text:span><text:span text:style-name="T2">k(b + 3 * (2 + 1), ku, meha);</text:span></text:p>
            <text:p text:style-name="P2"><text:span text:style-name="T2"><text:tab/></text:span><text:span text:style-name="T2">} else {</text:span></text:p>
            <text:p text:style-name="P2"><text:span text:style-name="T2"><text:tab/></text:span><text:span text:style-name="T2"><text:tab/></text:span><text:span text:style-name="T1">int</text:span><text:span text:style-name="T2"> b = 6 - b</text:span></text:p>
            <text:p text:style-name="P2"><text:span text:style-name="T2"><text:tab/></text:span><text:span text:style-name="T2"><text:tab/></text:span><text:span text:style-name="T2">go(a + b);</text:span></text:p>
            <text:p text:style-name="P2"><text:span text:style-name="T2"><text:tab/></text:span><text:span text:style-name="T2"><text:tab/></text:span><text:span text:style-name="T2">ku(a - b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rint(a, b)</text:span></text:p>
            <text:p text:style-name="P2"><text:span text:style-name="T2">}</text:span></text:p>
            <text:p text:style-name="P2"><text:span text:style-name="T2">k(a, meha, meha);</text:span></text:p>
            <text:p text:style-name="P2"><text:span text:style-name="T2">print(a, b)</text:span></text:p>
          </draw:text-box>
        </draw:fram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-5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25" draw:text-style-name="P1" draw:layer="layout" svg:width="5.245cm" svg:height="2.54cm" svg:x="18.25cm" svg:y="12.7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.171cm" svg:height="0.962cm" svg:x="18.25cm" svg:y="13.335cm">
          <draw:text-box>
            <text:p>k0</text:p>
          </draw:text-box>
        </draw:frame>
        <draw:frame draw:style-name="gr16" draw:text-style-name="P11" draw:layer="layout" svg:width="4.376cm" svg:height="2.621cm" svg:x="19.018cm" svg:y="12.619cm">
          <draw:text-box>
            <text:p><text:span text:style-name="T4">4 <text:s text:c="2"/>a: 7</text:span></text:p>
            <text:p><text:span text:style-name="T4">3 <text:s text:c="2"/>meha: sub</text:span></text:p>
            <text:p><text:span text:style-name="T4">2 <text:s text:c="2"/>ku: <text:s/>meha(global)</text:span></text:p>
            <text:p><text:span text:style-name="T4">1 <text:s text:c="2"/>go: meha(global)</text:span></text:p>
            <text:p><text:span text:style-name="T4">0 <text:s text:c="2"/>b: 3</text:span></text:p>
          </draw:text-box>
        </draw:frame>
        <draw:custom-shape draw:style-name="gr25" draw:text-style-name="P1" draw:layer="layout" svg:width="5.245cm" svg:height="2.54cm" svg:x="18.25cm" svg:y="10.101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.171cm" svg:height="0.962cm" svg:x="18.25cm" svg:y="10.736cm">
          <draw:text-box>
            <text:p>k1</text:p>
          </draw:text-box>
        </draw:frame>
        <draw:frame draw:style-name="gr16" draw:text-style-name="P11" xml:id="id5" draw:id="id5" draw:layer="layout" svg:width="4.376cm" svg:height="2.621cm" svg:x="19.018cm" svg:y="10.02cm">
          <draw:text-box>
            <text:p><text:span text:style-name="T4">9 <text:s text:c="2"/>a: 7</text:span></text:p>
            <text:p><text:span text:style-name="T4">8 <text:s text:c="2"/>meha: sub</text:span></text:p>
            <text:p><text:span text:style-name="T4">7 <text:s text:c="2"/>ku: <text:s/>meha(global)</text:span></text:p>
            <text:p><text:span text:style-name="T4">6 <text:s text:c="2"/>go: meha3</text:span></text:p>
            <text:p><text:span text:style-name="T4">5 <text:s text:c="2"/>b: 12</text:span></text:p>
          </draw:text-box>
        </draw:frame>
        <draw:custom-shape draw:style-name="gr26" draw:text-style-name="P1" draw:layer="layout" svg:width="5.245cm" svg:height="3.057cm" svg:x="18.25cm" svg:y="6.985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.171cm" svg:height="0.962cm" svg:x="18.25cm" svg:y="8.137cm">
          <draw:text-box>
            <text:p>k2</text:p>
          </draw:text-box>
        </draw:frame>
        <draw:frame draw:style-name="gr22" draw:text-style-name="P11" draw:layer="layout" svg:width="3.317cm" svg:height="3.095cm" svg:x="19.018cm" svg:y="6.985cm">
          <draw:text-box>
            <text:p><text:span text:style-name="T4">15 <text:s text:c="2"/>b: -15</text:span></text:p>
            <text:p><text:span text:style-name="T4">14 <text:s text:c="2"/>a: 7</text:span></text:p>
            <text:p><text:span text:style-name="T4">13 <text:s text:c="2"/>meha: sub</text:span></text:p>
            <text:p><text:span text:style-name="T4">12 <text:s text:c="2"/>ku: meha8</text:span></text:p>
            <text:p><text:span text:style-name="T4">11 <text:s text:c="2"/>go: ku7</text:span></text:p>
            <text:p><text:span text:style-name="T4">10 <text:s text:c="2"/>b: 21</text:span></text:p>
          </draw:text-box>
        </draw:frame>
        <draw:custom-shape draw:style-name="gr27" draw:text-style-name="P12" xml:id="id6" draw:id="id6" draw:layer="layout" svg:width="0.935cm" svg:height="1.27cm" svg:x="23.965cm" svg:y="8.555cm">
          <text:p text:style-name="P12">a: 3</text:p>
          <text:p text:style-name="P12">b: g</text:p>
          <draw:enhanced-geometry svg:viewBox="0 0 21600 21600" draw:type="rectangle" draw:enhanced-path="M 0 0 L 21600 0 21600 21600 0 21600 0 0 Z N"/>
        </draw:custom-shape>
        <draw:connector draw:style-name="gr28" draw:text-style-name="P1" draw:layer="layout" svg:x1="23.394cm" svg:y1="11.33cm" svg:x2="24.432cm" svg:y2="9.825cm" draw:start-shape="id5" draw:start-glue-point="1" draw:end-shape="id6" draw:end-glue-point="2" svg:d="M23394 11330h1038v-1505" svg:viewBox="0 0 1039 1506">
          <text:p/>
        </draw:connector>
        <draw:line draw:style-name="gr29" draw:text-style-name="P6" draw:layer="layout" svg:x1="22.86cm" svg:y1="13.97cm" svg:x2="24.765cm" svg:y2="13.97cm">
          <text:p/>
        </draw:line>
        <draw:line draw:style-name="gr29" draw:text-style-name="P6" draw:layer="layout" svg:x1="24.765cm" svg:y1="9.825cm" svg:x2="24.765cm" svg:y2="13.97cm">
          <text:p/>
        </draw:line>
        <draw:line draw:style-name="gr29" draw:text-style-name="P6" draw:layer="layout" svg:x1="23.16cm" svg:y1="14.405cm" svg:x2="25.4cm" svg:y2="14.605cm">
          <text:p/>
        </draw:line>
        <draw:line draw:style-name="gr29" draw:text-style-name="P6" draw:layer="layout" svg:x1="24.9cm" svg:y1="9.525cm" svg:x2="25.4cm" svg:y2="9.525cm">
          <text:p/>
        </draw:line>
        <draw:line draw:style-name="gr29" draw:text-style-name="P6" draw:layer="layout" svg:x1="25.4cm" svg:y1="9.525cm" svg:x2="25.4cm" svg:y2="14.605cm">
          <text:p/>
        </draw:line>
        <draw:line draw:style-name="gr29" draw:text-style-name="P6" draw:layer="layout" svg:x1="21.59cm" svg:y1="9.29cm" svg:x2="23.965cm" svg:y2="9.29cm">
          <text:p/>
        </draw:line>
        <draw:custom-shape draw:style-name="gr33" draw:text-style-name="P1" draw:layer="layout" svg:width="2.54cm" svg:height="0.635cm" svg:x="3.61cm" svg:y="11.23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8.846cm" svg:height="0.962cm" svg:x="13.335cm" svg:y="3.175cm">
          <draw:text-box>
            <text:p>Hacemos la clausura de ku12</text:p>
          </draw:text-box>
        </draw:frame>
        <draw:custom-shape draw:style-name="gr34" draw:text-style-name="P1" draw:layer="layout" svg:width="1.27cm" svg:height="1.27cm" svg:x="26.035cm" svg:y="7.32cm">
          <text:p text:style-name="P1">a:g</text:p>
          <text:p text:style-name="P1">b:12</text:p>
          <draw:enhanced-geometry svg:viewBox="0 0 21600 21600" draw:type="rectangle" draw:enhanced-path="M 0 0 L 21600 0 21600 21600 0 21600 0 0 Z N"/>
        </draw:custom-shape>
        <draw:line draw:style-name="gr35" draw:text-style-name="P6" draw:layer="layout" svg:x1="22.235cm" svg:y1="8.79cm" svg:x2="26.035cm" svg:y2="7.62cm">
          <text:p text:style-name="P1"/>
        </draw:line>
        <draw:line draw:style-name="gr36" draw:text-style-name="P13" draw:layer="layout" svg:x1="22.225cm" svg:y1="10.795cm" svg:x2="26.568cm" svg:y2="10.795cm">
          <text:p/>
        </draw:line>
        <draw:line draw:style-name="gr36" draw:text-style-name="P13" draw:layer="layout" svg:x1="26.568cm" svg:y1="8.59cm" svg:x2="26.568cm" svg:y2="10.795cm">
          <text:p/>
        </draw:line>
        <presentation:notes draw:style-name="dp1">
          <draw:page-thumbnail draw:style-name="gr12" draw:layer="layout" svg:width="18.624cm" svg:height="10.476cm" svg:x="1.482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nt</text:span><text:span text:style-name="T2"> a = 2 + 1, b = 1;</text:span></text:p>
            <text:p text:style-name="P2"><text:span text:style-name="T2"/></text:p>
            <text:p text:style-name="P2"><text:span text:style-name="T1">sub</text:span><text:span text:style-name="T2"> meha(</text:span><text:span text:style-name="T1">int</text:span><text:span text:style-name="T2"> c) <text:s/>{</text:span></text:p>
            <text:p text:style-name="P2"><text:span text:style-name="T2"><text:tab/></text:span><text:span text:style-name="T2">b := a + c;</text:span></text:p>
            <text:p text:style-name="P2"><text:span text:style-name="T2">}</text:span></text:p>
            <text:p text:style-name="P2"><text:span text:style-name="T1">sub</text:span><text:span text:style-name="T2"> k (</text:span><text:span text:style-name="T1">int</text:span><text:span text:style-name="T2"> b, </text:span><text:span text:style-name="T1">sub</text:span><text:span text:style-name="T2"> go, </text:span><text:span text:style-name="T1">sub</text:span><text:span text:style-name="T2"> ku) {</text:span></text:p>
            <text:p text:style-name="P2"><text:span text:style-name="T2"/></text:p>
            <text:p text:style-name="P2"><text:span text:style-name="T2"><text:tab/></text:span><text:span text:style-name="T1">sub</text:span><text:span text:style-name="T2"> meha(</text:span><text:span text:style-name="T1">int</text:span><text:span text:style-name="T2"> c) {</text:span></text:p>
            <text:p text:style-name="P2"><text:span text:style-name="T2"><text:tab/></text:span><text:span text:style-name="T2"><text:tab/></text:span><text:span text:style-name="T2">a := b - c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nt</text:span><text:span text:style-name="T2"> a = 6 + 1;</text:span></text:p>
            <text:p text:style-name="P2"><text:span text:style-name="T2"><text:tab/></text:span><text:span text:style-name="T2">if (b &lt; 3 * (2 + 1)) {</text:span></text:p>
            <text:p text:style-name="P2"><text:span text:style-name="T2"><text:tab/></text:span><text:span text:style-name="T2"><text:tab/></text:span><text:span text:style-name="T2">k(b + 3 * (2 + 1), meha, go);</text:span></text:p>
            <text:p text:style-name="P2"><text:span text:style-name="T2"><text:tab/></text:span><text:span text:style-name="T2">} else if (b &lt; 6 * (2 + 1)) {</text:span></text:p>
            <text:p text:style-name="P2"><text:span text:style-name="T2"><text:tab/></text:span><text:span text:style-name="T2"><text:tab/></text:span><text:span text:style-name="T2">k(b + 3 * (2 + 1), ku, meha);</text:span></text:p>
            <text:p text:style-name="P2"><text:span text:style-name="T2"><text:tab/></text:span><text:span text:style-name="T2">} else {</text:span></text:p>
            <text:p text:style-name="P2"><text:span text:style-name="T2"><text:tab/></text:span><text:span text:style-name="T2"><text:tab/></text:span><text:span text:style-name="T1">int</text:span><text:span text:style-name="T2"> b = 6 - b</text:span></text:p>
            <text:p text:style-name="P2"><text:span text:style-name="T2"><text:tab/></text:span><text:span text:style-name="T2"><text:tab/></text:span><text:span text:style-name="T2">go(a + b);</text:span></text:p>
            <text:p text:style-name="P2"><text:span text:style-name="T2"><text:tab/></text:span><text:span text:style-name="T2"><text:tab/></text:span><text:span text:style-name="T2">ku(a - b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rint(a, b)</text:span></text:p>
            <text:p text:style-name="P2"><text:span text:style-name="T2">}</text:span></text:p>
            <text:p text:style-name="P2"><text:span text:style-name="T2">k(a, meha, meha);</text:span></text:p>
            <text:p text:style-name="P2"><text:span text:style-name="T2">print(a, b)</text:span></text:p>
          </draw:text-box>
        </draw:fram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1.24cm" svg:height="0.705cm" svg:x="13.365cm" svg:y="14.37cm">
          <text:p text:style-name="P5">-1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-5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25" draw:text-style-name="P1" draw:layer="layout" svg:width="5.245cm" svg:height="2.54cm" svg:x="18.25cm" svg:y="12.7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.171cm" svg:height="0.962cm" svg:x="18.25cm" svg:y="13.335cm">
          <draw:text-box>
            <text:p>k0</text:p>
          </draw:text-box>
        </draw:frame>
        <draw:frame draw:style-name="gr16" draw:text-style-name="P11" draw:layer="layout" svg:width="4.376cm" svg:height="2.621cm" svg:x="19.018cm" svg:y="12.619cm">
          <draw:text-box>
            <text:p><text:span text:style-name="T4">4 <text:s text:c="2"/>a: 7</text:span></text:p>
            <text:p><text:span text:style-name="T4">3 <text:s text:c="2"/>meha: sub</text:span></text:p>
            <text:p><text:span text:style-name="T4">2 <text:s text:c="2"/>ku: <text:s/>meha(global)</text:span></text:p>
            <text:p><text:span text:style-name="T4">1 <text:s text:c="2"/>go: meha(global)</text:span></text:p>
            <text:p><text:span text:style-name="T4">0 <text:s text:c="2"/>b: 3</text:span></text:p>
          </draw:text-box>
        </draw:frame>
        <draw:custom-shape draw:style-name="gr25" draw:text-style-name="P1" draw:layer="layout" svg:width="5.245cm" svg:height="2.54cm" svg:x="18.25cm" svg:y="10.101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.171cm" svg:height="0.962cm" svg:x="18.25cm" svg:y="10.736cm">
          <draw:text-box>
            <text:p>k1</text:p>
          </draw:text-box>
        </draw:frame>
        <draw:frame draw:style-name="gr16" draw:text-style-name="P11" xml:id="id7" draw:id="id7" draw:layer="layout" svg:width="4.376cm" svg:height="2.621cm" svg:x="19.018cm" svg:y="10.02cm">
          <draw:text-box>
            <text:p><text:span text:style-name="T4">9 <text:s text:c="2"/>a: 7</text:span></text:p>
            <text:p><text:span text:style-name="T4">8 <text:s text:c="2"/>meha: sub</text:span></text:p>
            <text:p><text:span text:style-name="T4">7 <text:s text:c="2"/>ku: <text:s/>meha(global)</text:span></text:p>
            <text:p><text:span text:style-name="T4">6 <text:s text:c="2"/>go: meha3</text:span></text:p>
            <text:p><text:span text:style-name="T4">5 <text:s text:c="2"/>b: 12</text:span></text:p>
          </draw:text-box>
        </draw:frame>
        <draw:custom-shape draw:style-name="gr26" draw:text-style-name="P1" draw:layer="layout" svg:width="5.245cm" svg:height="3.057cm" svg:x="18.25cm" svg:y="6.985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.171cm" svg:height="0.962cm" svg:x="18.25cm" svg:y="8.137cm">
          <draw:text-box>
            <text:p>k2</text:p>
          </draw:text-box>
        </draw:frame>
        <draw:frame draw:style-name="gr22" draw:text-style-name="P11" draw:layer="layout" svg:width="3.317cm" svg:height="3.095cm" svg:x="19.018cm" svg:y="6.985cm">
          <draw:text-box>
            <text:p><text:span text:style-name="T4">15 <text:s text:c="2"/>b: -15</text:span></text:p>
            <text:p><text:span text:style-name="T4">14 <text:s text:c="2"/>a: 7</text:span></text:p>
            <text:p><text:span text:style-name="T4">13 <text:s text:c="2"/>meha: sub</text:span></text:p>
            <text:p><text:span text:style-name="T4">12 <text:s text:c="2"/>ku: meha8</text:span></text:p>
            <text:p><text:span text:style-name="T4">11 <text:s text:c="2"/>go: ku7</text:span></text:p>
            <text:p><text:span text:style-name="T4">10 <text:s text:c="2"/>b: 21</text:span></text:p>
          </draw:text-box>
        </draw:frame>
        <draw:custom-shape draw:style-name="gr27" draw:text-style-name="P12" xml:id="id8" draw:id="id8" draw:layer="layout" svg:width="0.935cm" svg:height="1.27cm" svg:x="23.965cm" svg:y="8.555cm">
          <text:p text:style-name="P12">a: 3</text:p>
          <text:p text:style-name="P12">b: g</text:p>
          <draw:enhanced-geometry svg:viewBox="0 0 21600 21600" draw:type="rectangle" draw:enhanced-path="M 0 0 L 21600 0 21600 21600 0 21600 0 0 Z N"/>
        </draw:custom-shape>
        <draw:connector draw:style-name="gr28" draw:text-style-name="P1" draw:layer="layout" svg:x1="23.394cm" svg:y1="11.33cm" svg:x2="24.432cm" svg:y2="9.825cm" draw:start-shape="id7" draw:start-glue-point="1" draw:end-shape="id8" draw:end-glue-point="2" svg:d="M23394 11330h1038v-1505" svg:viewBox="0 0 1039 1506">
          <text:p/>
        </draw:connector>
        <draw:line draw:style-name="gr29" draw:text-style-name="P6" draw:layer="layout" svg:x1="22.86cm" svg:y1="13.97cm" svg:x2="24.765cm" svg:y2="13.97cm">
          <text:p/>
        </draw:line>
        <draw:line draw:style-name="gr29" draw:text-style-name="P6" draw:layer="layout" svg:x1="24.765cm" svg:y1="9.825cm" svg:x2="24.765cm" svg:y2="13.97cm">
          <text:p/>
        </draw:line>
        <draw:line draw:style-name="gr29" draw:text-style-name="P6" draw:layer="layout" svg:x1="23.16cm" svg:y1="14.405cm" svg:x2="25.4cm" svg:y2="14.605cm">
          <text:p/>
        </draw:line>
        <draw:line draw:style-name="gr29" draw:text-style-name="P6" draw:layer="layout" svg:x1="24.9cm" svg:y1="9.525cm" svg:x2="25.4cm" svg:y2="9.525cm">
          <text:p/>
        </draw:line>
        <draw:line draw:style-name="gr29" draw:text-style-name="P6" draw:layer="layout" svg:x1="25.4cm" svg:y1="9.525cm" svg:x2="25.4cm" svg:y2="14.605cm">
          <text:p/>
        </draw:line>
        <draw:line draw:style-name="gr29" draw:text-style-name="P6" draw:layer="layout" svg:x1="21.59cm" svg:y1="9.29cm" svg:x2="23.965cm" svg:y2="9.29cm">
          <text:p/>
        </draw:line>
        <draw:custom-shape draw:style-name="gr34" draw:text-style-name="P1" draw:layer="layout" svg:width="1.27cm" svg:height="1.27cm" svg:x="26.035cm" svg:y="7.32cm">
          <text:p text:style-name="P1">a:g</text:p>
          <text:p text:style-name="P1">b:12</text:p>
          <draw:enhanced-geometry svg:viewBox="0 0 21600 21600" draw:type="rectangle" draw:enhanced-path="M 0 0 L 21600 0 21600 21600 0 21600 0 0 Z N"/>
        </draw:custom-shape>
        <draw:line draw:style-name="gr35" draw:text-style-name="P6" draw:layer="layout" svg:x1="22.235cm" svg:y1="8.79cm" svg:x2="26.035cm" svg:y2="7.62cm">
          <text:p/>
        </draw:line>
        <draw:line draw:style-name="gr36" draw:text-style-name="P13" draw:layer="layout" svg:x1="22.225cm" svg:y1="10.795cm" svg:x2="26.568cm" svg:y2="10.795cm">
          <text:p/>
        </draw:line>
        <draw:line draw:style-name="gr36" draw:text-style-name="P13" draw:layer="layout" svg:x1="26.568cm" svg:y1="8.59cm" svg:x2="26.568cm" svg:y2="10.795cm">
          <text:p/>
        </draw:line>
        <draw:custom-shape draw:style-name="gr32" draw:text-style-name="P1" draw:layer="layout" svg:width="5.08cm" svg:height="1.905cm" svg:x="18.28cm" svg:y="5.08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.874cm" svg:height="0.962cm" svg:x="18.115cm" svg:y="5.498cm">
          <draw:text-box>
            <text:p>ku12</text:p>
          </draw:text-box>
        </draw:frame>
        <draw:frame draw:style-name="gr16" draw:text-style-name="P15" draw:layer="layout" svg:width="3.834cm" svg:height="1.199cm" svg:x="19.592cm" svg:y="5.412cm">
          <draw:text-box>
            <text:p text:style-name="P14">17 <text:s text:c="2"/>a(global): -10</text:p>
            <text:p text:style-name="P14">16 <text:s text:c="2"/>c: 7+15 = 22</text:p>
          </draw:text-box>
        </draw:frame>
        <draw:frame draw:style-name="gr16" draw:text-style-name="P10" draw:layer="layout" svg:width="8.528cm" svg:height="0.962cm" svg:x="13.335cm" svg:y="3.175cm">
          <draw:text-box>
            <text:p>a(global) se convierte en -10</text:p>
          </draw:text-box>
        </draw:frame>
        <draw:custom-shape draw:style-name="gr32" draw:text-style-name="P1" draw:layer="layout" svg:width="5.08cm" svg:height="1.905cm" svg:x="1.905cm" svg:y="4.445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2" draw:layer="layout" svg:width="18.624cm" svg:height="10.476cm" svg:x="1.482cm" svg:y="2.123cm" draw:page-number="1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nt</text:span><text:span text:style-name="T2"> a = 2 + 1, b = 1;</text:span></text:p>
            <text:p text:style-name="P2"><text:span text:style-name="T2"/></text:p>
            <text:p text:style-name="P2"><text:span text:style-name="T1">sub</text:span><text:span text:style-name="T2"> meha(</text:span><text:span text:style-name="T1">int</text:span><text:span text:style-name="T2"> c) <text:s/>{</text:span></text:p>
            <text:p text:style-name="P2"><text:span text:style-name="T2"><text:tab/></text:span><text:span text:style-name="T2">b := a + c;</text:span></text:p>
            <text:p text:style-name="P2"><text:span text:style-name="T2">}</text:span></text:p>
            <text:p text:style-name="P2"><text:span text:style-name="T1">sub</text:span><text:span text:style-name="T2"> k (</text:span><text:span text:style-name="T1">int</text:span><text:span text:style-name="T2"> b, </text:span><text:span text:style-name="T1">sub</text:span><text:span text:style-name="T2"> go, </text:span><text:span text:style-name="T1">sub</text:span><text:span text:style-name="T2"> ku) {</text:span></text:p>
            <text:p text:style-name="P2"><text:span text:style-name="T2"/></text:p>
            <text:p text:style-name="P2"><text:span text:style-name="T2"><text:tab/></text:span><text:span text:style-name="T1">sub</text:span><text:span text:style-name="T2"> meha(</text:span><text:span text:style-name="T1">int</text:span><text:span text:style-name="T2"> c) {</text:span></text:p>
            <text:p text:style-name="P2"><text:span text:style-name="T2"><text:tab/></text:span><text:span text:style-name="T2"><text:tab/></text:span><text:span text:style-name="T2">a := b - c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nt</text:span><text:span text:style-name="T2"> a = 6 + 1;</text:span></text:p>
            <text:p text:style-name="P2"><text:span text:style-name="T2"><text:tab/></text:span><text:span text:style-name="T2">if (b &lt; 3 * (2 + 1)) {</text:span></text:p>
            <text:p text:style-name="P2"><text:span text:style-name="T2"><text:tab/></text:span><text:span text:style-name="T2"><text:tab/></text:span><text:span text:style-name="T2">k(b + 3 * (2 + 1), meha, go);</text:span></text:p>
            <text:p text:style-name="P2"><text:span text:style-name="T2"><text:tab/></text:span><text:span text:style-name="T2">} else if (b &lt; 6 * (2 + 1)) {</text:span></text:p>
            <text:p text:style-name="P2"><text:span text:style-name="T2"><text:tab/></text:span><text:span text:style-name="T2"><text:tab/></text:span><text:span text:style-name="T2">k(b + 3 * (2 + 1), ku, meha);</text:span></text:p>
            <text:p text:style-name="P2"><text:span text:style-name="T2"><text:tab/></text:span><text:span text:style-name="T2">} else {</text:span></text:p>
            <text:p text:style-name="P2"><text:span text:style-name="T2"><text:tab/></text:span><text:span text:style-name="T2"><text:tab/></text:span><text:span text:style-name="T1">int</text:span><text:span text:style-name="T2"> b = 6 - b</text:span></text:p>
            <text:p text:style-name="P2"><text:span text:style-name="T2"><text:tab/></text:span><text:span text:style-name="T2"><text:tab/></text:span><text:span text:style-name="T2">go(a + b);</text:span></text:p>
            <text:p text:style-name="P2"><text:span text:style-name="T2"><text:tab/></text:span><text:span text:style-name="T2"><text:tab/></text:span><text:span text:style-name="T2">ku(a - b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rint(a, b)</text:span></text:p>
            <text:p text:style-name="P2"><text:span text:style-name="T2">}</text:span></text:p>
            <text:p text:style-name="P2"><text:span text:style-name="T2">k(a, meha, meha);</text:span></text:p>
            <text:p text:style-name="P2"><text:span text:style-name="T2">print(a, b)</text:span></text:p>
          </draw:text-box>
        </draw:fram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1.24cm" svg:height="0.635cm" svg:x="13.365cm" svg:y="14.37cm">
          <text:p text:style-name="P5">-1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-5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25" draw:text-style-name="P1" draw:layer="layout" svg:width="5.245cm" svg:height="2.54cm" svg:x="18.25cm" svg:y="12.7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.171cm" svg:height="0.962cm" svg:x="18.25cm" svg:y="13.335cm">
          <draw:text-box>
            <text:p>k0</text:p>
          </draw:text-box>
        </draw:frame>
        <draw:frame draw:style-name="gr16" draw:text-style-name="P11" draw:layer="layout" svg:width="4.376cm" svg:height="2.621cm" svg:x="19.018cm" svg:y="12.619cm">
          <draw:text-box>
            <text:p><text:span text:style-name="T4">4 <text:s text:c="2"/>a: 7</text:span></text:p>
            <text:p><text:span text:style-name="T4">3 <text:s text:c="2"/>meha: sub</text:span></text:p>
            <text:p><text:span text:style-name="T4">2 <text:s text:c="2"/>ku: <text:s/>meha(global)</text:span></text:p>
            <text:p><text:span text:style-name="T4">1 <text:s text:c="2"/>go: meha(global)</text:span></text:p>
            <text:p><text:span text:style-name="T4">0 <text:s text:c="2"/>b: 3</text:span></text:p>
          </draw:text-box>
        </draw:frame>
        <draw:custom-shape draw:style-name="gr25" draw:text-style-name="P1" draw:layer="layout" svg:width="5.245cm" svg:height="2.54cm" svg:x="18.25cm" svg:y="10.101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.171cm" svg:height="0.962cm" svg:x="18.25cm" svg:y="10.736cm">
          <draw:text-box>
            <text:p>k1</text:p>
          </draw:text-box>
        </draw:frame>
        <draw:frame draw:style-name="gr16" draw:text-style-name="P11" xml:id="id9" draw:id="id9" draw:layer="layout" svg:width="4.376cm" svg:height="2.621cm" svg:x="19.018cm" svg:y="10.02cm">
          <draw:text-box>
            <text:p><text:span text:style-name="T4">9 <text:s text:c="2"/>a: 7</text:span></text:p>
            <text:p><text:span text:style-name="T4">8 <text:s text:c="2"/>meha: sub</text:span></text:p>
            <text:p><text:span text:style-name="T4">7 <text:s text:c="2"/>ku: <text:s/>meha(global)</text:span></text:p>
            <text:p><text:span text:style-name="T4">6 <text:s text:c="2"/>go: meha3</text:span></text:p>
            <text:p><text:span text:style-name="T4">5 <text:s text:c="2"/>b: 12</text:span></text:p>
          </draw:text-box>
        </draw:frame>
        <draw:custom-shape draw:style-name="gr26" draw:text-style-name="P1" draw:layer="layout" svg:width="5.245cm" svg:height="3.057cm" svg:x="18.25cm" svg:y="6.985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.171cm" svg:height="0.962cm" svg:x="18.25cm" svg:y="8.137cm">
          <draw:text-box>
            <text:p>k2</text:p>
          </draw:text-box>
        </draw:frame>
        <draw:frame draw:style-name="gr22" draw:text-style-name="P11" draw:layer="layout" svg:width="3.317cm" svg:height="3.095cm" svg:x="19.018cm" svg:y="6.985cm">
          <draw:text-box>
            <text:p><text:span text:style-name="T4">15 <text:s text:c="2"/>b: -15</text:span></text:p>
            <text:p><text:span text:style-name="T4">14 <text:s text:c="2"/>a: 7</text:span></text:p>
            <text:p><text:span text:style-name="T4">13 <text:s text:c="2"/>meha: sub</text:span></text:p>
            <text:p><text:span text:style-name="T4">12 <text:s text:c="2"/>ku: meha8</text:span></text:p>
            <text:p><text:span text:style-name="T4">11 <text:s text:c="2"/>go: ku7</text:span></text:p>
            <text:p><text:span text:style-name="T4">10 <text:s text:c="2"/>b: 21</text:span></text:p>
          </draw:text-box>
        </draw:frame>
        <draw:custom-shape draw:style-name="gr27" draw:text-style-name="P12" xml:id="id10" draw:id="id10" draw:layer="layout" svg:width="0.935cm" svg:height="1.27cm" svg:x="23.965cm" svg:y="8.555cm">
          <text:p text:style-name="P12">a: 3</text:p>
          <text:p text:style-name="P12">b: g</text:p>
          <draw:enhanced-geometry svg:viewBox="0 0 21600 21600" draw:type="rectangle" draw:enhanced-path="M 0 0 L 21600 0 21600 21600 0 21600 0 0 Z N"/>
        </draw:custom-shape>
        <draw:connector draw:style-name="gr28" draw:text-style-name="P1" draw:layer="layout" svg:x1="23.394cm" svg:y1="11.33cm" svg:x2="24.432cm" svg:y2="9.825cm" draw:start-shape="id9" draw:start-glue-point="1" draw:end-shape="id10" draw:end-glue-point="2" svg:d="M23394 11330h1038v-1505" svg:viewBox="0 0 1039 1506">
          <text:p/>
        </draw:connector>
        <draw:line draw:style-name="gr29" draw:text-style-name="P6" draw:layer="layout" svg:x1="22.86cm" svg:y1="13.97cm" svg:x2="24.765cm" svg:y2="13.97cm">
          <text:p/>
        </draw:line>
        <draw:line draw:style-name="gr29" draw:text-style-name="P6" draw:layer="layout" svg:x1="24.765cm" svg:y1="9.825cm" svg:x2="24.765cm" svg:y2="13.97cm">
          <text:p/>
        </draw:line>
        <draw:line draw:style-name="gr29" draw:text-style-name="P6" draw:layer="layout" svg:x1="23.16cm" svg:y1="14.405cm" svg:x2="25.4cm" svg:y2="14.605cm">
          <text:p/>
        </draw:line>
        <draw:line draw:style-name="gr29" draw:text-style-name="P6" draw:layer="layout" svg:x1="24.9cm" svg:y1="9.525cm" svg:x2="25.4cm" svg:y2="9.525cm">
          <text:p/>
        </draw:line>
        <draw:line draw:style-name="gr29" draw:text-style-name="P6" draw:layer="layout" svg:x1="25.4cm" svg:y1="9.525cm" svg:x2="25.4cm" svg:y2="14.605cm">
          <text:p/>
        </draw:line>
        <draw:line draw:style-name="gr29" draw:text-style-name="P6" draw:layer="layout" svg:x1="21.59cm" svg:y1="9.29cm" svg:x2="23.965cm" svg:y2="9.29cm">
          <text:p/>
        </draw:line>
        <draw:custom-shape draw:style-name="gr33" draw:text-style-name="P1" draw:layer="layout" svg:width="2.54cm" svg:height="0.635cm" svg:x="3.61cm" svg:y="11.2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27cm" svg:height="1.27cm" svg:x="26.035cm" svg:y="7.32cm">
          <text:p text:style-name="P1">a:g</text:p>
          <text:p text:style-name="P1">b:12</text:p>
          <draw:enhanced-geometry svg:viewBox="0 0 21600 21600" draw:type="rectangle" draw:enhanced-path="M 0 0 L 21600 0 21600 21600 0 21600 0 0 Z N"/>
        </draw:custom-shape>
        <draw:line draw:style-name="gr35" draw:text-style-name="P6" draw:layer="layout" svg:x1="22.235cm" svg:y1="8.79cm" svg:x2="26.035cm" svg:y2="7.62cm">
          <text:p/>
        </draw:line>
        <draw:line draw:style-name="gr36" draw:text-style-name="P13" draw:layer="layout" svg:x1="22.225cm" svg:y1="10.795cm" svg:x2="26.568cm" svg:y2="10.795cm">
          <text:p/>
        </draw:line>
        <draw:line draw:style-name="gr36" draw:text-style-name="P13" draw:layer="layout" svg:x1="26.568cm" svg:y1="8.59cm" svg:x2="26.568cm" svg:y2="10.795cm">
          <text:p/>
        </draw:line>
        <presentation:notes draw:style-name="dp1">
          <draw:page-thumbnail draw:style-name="gr12" draw:layer="layout" svg:width="18.624cm" svg:height="10.476cm" svg:x="1.482cm" svg:y="2.123cm" draw:page-number="1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nt</text:span><text:span text:style-name="T2"> a = 2 + 1, b = 1;</text:span></text:p>
            <text:p text:style-name="P2"><text:span text:style-name="T2"/></text:p>
            <text:p text:style-name="P2"><text:span text:style-name="T1">sub</text:span><text:span text:style-name="T2"> meha(</text:span><text:span text:style-name="T1">int</text:span><text:span text:style-name="T2"> c) <text:s/>{</text:span></text:p>
            <text:p text:style-name="P2"><text:span text:style-name="T2"><text:tab/></text:span><text:span text:style-name="T2">b := a + c;</text:span></text:p>
            <text:p text:style-name="P2"><text:span text:style-name="T2">}</text:span></text:p>
            <text:p text:style-name="P2"><text:span text:style-name="T1">sub</text:span><text:span text:style-name="T2"> k (</text:span><text:span text:style-name="T1">int</text:span><text:span text:style-name="T2"> b, </text:span><text:span text:style-name="T1">sub</text:span><text:span text:style-name="T2"> go, </text:span><text:span text:style-name="T1">sub</text:span><text:span text:style-name="T2"> ku) {</text:span></text:p>
            <text:p text:style-name="P2"><text:span text:style-name="T2"/></text:p>
            <text:p text:style-name="P2"><text:span text:style-name="T2"><text:tab/></text:span><text:span text:style-name="T1">sub</text:span><text:span text:style-name="T2"> meha(</text:span><text:span text:style-name="T1">int</text:span><text:span text:style-name="T2"> c) {</text:span></text:p>
            <text:p text:style-name="P2"><text:span text:style-name="T2"><text:tab/></text:span><text:span text:style-name="T2"><text:tab/></text:span><text:span text:style-name="T2">a := b - c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nt</text:span><text:span text:style-name="T2"> a = 6 + 1;</text:span></text:p>
            <text:p text:style-name="P2"><text:span text:style-name="T2"><text:tab/></text:span><text:span text:style-name="T2">if (b &lt; 3 * (2 + 1)) {</text:span></text:p>
            <text:p text:style-name="P2"><text:span text:style-name="T2"><text:tab/></text:span><text:span text:style-name="T2"><text:tab/></text:span><text:span text:style-name="T2">k(b + 3 * (2 + 1), meha, go);</text:span></text:p>
            <text:p text:style-name="P2"><text:span text:style-name="T2"><text:tab/></text:span><text:span text:style-name="T2">} else if (b &lt; 6 * (2 + 1)) {</text:span></text:p>
            <text:p text:style-name="P2"><text:span text:style-name="T2"><text:tab/></text:span><text:span text:style-name="T2"><text:tab/></text:span><text:span text:style-name="T2">k(b + 3 * (2 + 1), ku, meha);</text:span></text:p>
            <text:p text:style-name="P2"><text:span text:style-name="T2"><text:tab/></text:span><text:span text:style-name="T2">} else {</text:span></text:p>
            <text:p text:style-name="P2"><text:span text:style-name="T2"><text:tab/></text:span><text:span text:style-name="T2"><text:tab/></text:span><text:span text:style-name="T1">int</text:span><text:span text:style-name="T2"> b = 6 - b</text:span></text:p>
            <text:p text:style-name="P2"><text:span text:style-name="T2"><text:tab/></text:span><text:span text:style-name="T2"><text:tab/></text:span><text:span text:style-name="T2">go(a + b);</text:span></text:p>
            <text:p text:style-name="P2"><text:span text:style-name="T2"><text:tab/></text:span><text:span text:style-name="T2"><text:tab/></text:span><text:span text:style-name="T2">ku(a - b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rint(a, b)</text:span></text:p>
            <text:p text:style-name="P2"><text:span text:style-name="T2">}</text:span></text:p>
            <text:p text:style-name="P2"><text:span text:style-name="T2">k(a, meha, meha);</text:span></text:p>
            <text:p text:style-name="P2"><text:span text:style-name="T2">print(a, b)</text:span></text:p>
          </draw:text-box>
        </draw:fram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1.24cm" svg:height="0.635cm" svg:x="13.365cm" svg:y="14.37cm">
          <text:p text:style-name="P5">-1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-5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25" draw:text-style-name="P1" draw:layer="layout" svg:width="5.245cm" svg:height="2.54cm" svg:x="18.25cm" svg:y="12.7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.171cm" svg:height="0.962cm" svg:x="18.25cm" svg:y="13.335cm">
          <draw:text-box>
            <text:p>k0</text:p>
          </draw:text-box>
        </draw:frame>
        <draw:frame draw:style-name="gr16" draw:text-style-name="P11" draw:layer="layout" svg:width="4.376cm" svg:height="2.621cm" svg:x="19.018cm" svg:y="12.619cm">
          <draw:text-box>
            <text:p><text:span text:style-name="T4">4 <text:s text:c="2"/>a: 7</text:span></text:p>
            <text:p><text:span text:style-name="T4">3 <text:s text:c="2"/>meha: sub</text:span></text:p>
            <text:p><text:span text:style-name="T4">2 <text:s text:c="2"/>ku: <text:s/>meha(global)</text:span></text:p>
            <text:p><text:span text:style-name="T4">1 <text:s text:c="2"/>go: meha(global)</text:span></text:p>
            <text:p><text:span text:style-name="T4">0 <text:s text:c="2"/>b: 3</text:span></text:p>
          </draw:text-box>
        </draw:frame>
        <draw:custom-shape draw:style-name="gr25" draw:text-style-name="P1" draw:layer="layout" svg:width="5.245cm" svg:height="2.54cm" svg:x="18.25cm" svg:y="10.101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.171cm" svg:height="0.962cm" svg:x="18.25cm" svg:y="10.736cm">
          <draw:text-box>
            <text:p>k1</text:p>
          </draw:text-box>
        </draw:frame>
        <draw:frame draw:style-name="gr16" draw:text-style-name="P11" xml:id="id11" draw:id="id11" draw:layer="layout" svg:width="4.376cm" svg:height="2.621cm" svg:x="19.018cm" svg:y="10.02cm">
          <draw:text-box>
            <text:p><text:span text:style-name="T4">9 <text:s text:c="2"/>a: 7</text:span></text:p>
            <text:p><text:span text:style-name="T4">8 <text:s text:c="2"/>meha: sub</text:span></text:p>
            <text:p><text:span text:style-name="T4">7 <text:s text:c="2"/>ku: <text:s/>meha(global)</text:span></text:p>
            <text:p><text:span text:style-name="T4">6 <text:s text:c="2"/>go: meha3</text:span></text:p>
            <text:p><text:span text:style-name="T4">5 <text:s text:c="2"/>b: 12</text:span></text:p>
          </draw:text-box>
        </draw:frame>
        <draw:custom-shape draw:style-name="gr39" draw:text-style-name="P1" draw:layer="layout" svg:width="5.245cm" svg:height="2.422cm" svg:x="18.25cm" svg:y="7.62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.171cm" svg:height="0.962cm" svg:x="18.25cm" svg:y="8.137cm">
          <draw:text-box>
            <text:p>k2</text:p>
          </draw:text-box>
        </draw:frame>
        <draw:frame draw:style-name="gr22" draw:text-style-name="P11" draw:layer="layout" svg:width="3.317cm" svg:height="3.095cm" svg:x="19.018cm" svg:y="6.985cm">
          <draw:text-box>
            <text:p><text:span text:style-name="T4"/></text:p>
            <text:p><text:span text:style-name="T4">14 <text:s text:c="2"/>a: 7</text:span></text:p>
            <text:p><text:span text:style-name="T4">13 <text:s text:c="2"/>meha: sub</text:span></text:p>
            <text:p><text:span text:style-name="T4">12 <text:s text:c="2"/>ku: meha8</text:span></text:p>
            <text:p><text:span text:style-name="T4">11 <text:s text:c="2"/>go: ku7</text:span></text:p>
            <text:p><text:span text:style-name="T4">10 <text:s text:c="2"/>b: 21</text:span></text:p>
          </draw:text-box>
        </draw:frame>
        <draw:custom-shape draw:style-name="gr27" draw:text-style-name="P12" xml:id="id12" draw:id="id12" draw:layer="layout" svg:width="0.935cm" svg:height="1.27cm" svg:x="23.965cm" svg:y="8.555cm">
          <text:p text:style-name="P12">a: 3</text:p>
          <text:p text:style-name="P12">b: g</text:p>
          <draw:enhanced-geometry svg:viewBox="0 0 21600 21600" draw:type="rectangle" draw:enhanced-path="M 0 0 L 21600 0 21600 21600 0 21600 0 0 Z N"/>
        </draw:custom-shape>
        <draw:connector draw:style-name="gr28" draw:text-style-name="P1" draw:layer="layout" svg:x1="23.394cm" svg:y1="11.33cm" svg:x2="24.432cm" svg:y2="9.825cm" draw:start-shape="id11" draw:start-glue-point="1" draw:end-shape="id12" draw:end-glue-point="2" svg:d="M23394 11330h1038v-1505" svg:viewBox="0 0 1039 1506">
          <text:p/>
        </draw:connector>
        <draw:line draw:style-name="gr29" draw:text-style-name="P6" draw:layer="layout" svg:x1="22.86cm" svg:y1="13.97cm" svg:x2="24.765cm" svg:y2="13.97cm">
          <text:p/>
        </draw:line>
        <draw:line draw:style-name="gr29" draw:text-style-name="P6" draw:layer="layout" svg:x1="24.765cm" svg:y1="9.825cm" svg:x2="24.765cm" svg:y2="13.97cm">
          <text:p/>
        </draw:line>
        <draw:line draw:style-name="gr29" draw:text-style-name="P6" draw:layer="layout" svg:x1="23.16cm" svg:y1="14.405cm" svg:x2="25.4cm" svg:y2="14.605cm">
          <text:p/>
        </draw:line>
        <draw:line draw:style-name="gr29" draw:text-style-name="P6" draw:layer="layout" svg:x1="24.9cm" svg:y1="9.525cm" svg:x2="25.4cm" svg:y2="9.525cm">
          <text:p/>
        </draw:line>
        <draw:line draw:style-name="gr29" draw:text-style-name="P6" draw:layer="layout" svg:x1="25.4cm" svg:y1="9.525cm" svg:x2="25.4cm" svg:y2="14.605cm">
          <text:p/>
        </draw:line>
        <draw:line draw:style-name="gr29" draw:text-style-name="P6" draw:layer="layout" svg:x1="21.59cm" svg:y1="9.29cm" svg:x2="23.965cm" svg:y2="9.29cm">
          <text:p/>
        </draw:line>
        <draw:custom-shape draw:style-name="gr34" draw:text-style-name="P1" draw:layer="layout" svg:width="1.27cm" svg:height="1.27cm" svg:x="26.035cm" svg:y="7.32cm">
          <text:p text:style-name="P1">a:g</text:p>
          <text:p text:style-name="P1">b:12</text:p>
          <draw:enhanced-geometry svg:viewBox="0 0 21600 21600" draw:type="rectangle" draw:enhanced-path="M 0 0 L 21600 0 21600 21600 0 21600 0 0 Z N"/>
        </draw:custom-shape>
        <draw:line draw:style-name="gr35" draw:text-style-name="P6" draw:layer="layout" svg:x1="22.235cm" svg:y1="8.79cm" svg:x2="26.035cm" svg:y2="7.62cm">
          <text:p/>
        </draw:line>
        <draw:line draw:style-name="gr36" draw:text-style-name="P13" draw:layer="layout" svg:x1="22.225cm" svg:y1="10.795cm" svg:x2="26.568cm" svg:y2="10.795cm">
          <text:p/>
        </draw:line>
        <draw:line draw:style-name="gr36" draw:text-style-name="P13" draw:layer="layout" svg:x1="26.568cm" svg:y1="8.59cm" svg:x2="26.568cm" svg:y2="10.795cm">
          <text:p/>
        </draw:line>
        <draw:custom-shape draw:style-name="gr40" draw:text-style-name="P1" draw:layer="layout" svg:width="2.54cm" svg:height="1.27cm" svg:x="2.54cm" svg:y="12.06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5.08cm" svg:height="3.81cm" svg:x="12.065cm" svg:y="3.81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2.259cm" svg:height="0.962cm" svg:x="13.335cm" svg:y="2.975cm">
          <draw:text-box>
            <text:p>Salida</text:p>
          </draw:text-box>
        </draw:frame>
        <draw:frame draw:style-name="gr16" draw:text-style-name="P10" draw:layer="layout" svg:width="1.912cm" svg:height="0.962cm" svg:x="12.7cm" svg:y="4.445cm">
          <draw:text-box>
            <text:p>7 <text:s/>21</text:p>
          </draw:text-box>
        </draw:frame>
        <presentation:notes draw:style-name="dp1">
          <draw:page-thumbnail draw:style-name="gr12" draw:layer="layout" svg:width="18.624cm" svg:height="10.476cm" svg:x="1.482cm" svg:y="2.123cm" draw:page-number="1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nt</text:span><text:span text:style-name="T2"> a = 2 + 1, b = 1;</text:span></text:p>
            <text:p text:style-name="P2"><text:span text:style-name="T2"/></text:p>
            <text:p text:style-name="P2"><text:span text:style-name="T1">sub</text:span><text:span text:style-name="T2"> meha(</text:span><text:span text:style-name="T1">int</text:span><text:span text:style-name="T2"> c) <text:s/>{</text:span></text:p>
            <text:p text:style-name="P2"><text:span text:style-name="T2"><text:tab/></text:span><text:span text:style-name="T2">b := a + c;</text:span></text:p>
            <text:p text:style-name="P2"><text:span text:style-name="T2">}</text:span></text:p>
            <text:p text:style-name="P2"><text:span text:style-name="T1">sub</text:span><text:span text:style-name="T2"> k (</text:span><text:span text:style-name="T1">int</text:span><text:span text:style-name="T2"> b, </text:span><text:span text:style-name="T1">sub</text:span><text:span text:style-name="T2"> go, </text:span><text:span text:style-name="T1">sub</text:span><text:span text:style-name="T2"> ku) {</text:span></text:p>
            <text:p text:style-name="P2"><text:span text:style-name="T2"/></text:p>
            <text:p text:style-name="P2"><text:span text:style-name="T2"><text:tab/></text:span><text:span text:style-name="T1">sub</text:span><text:span text:style-name="T2"> meha(</text:span><text:span text:style-name="T1">int</text:span><text:span text:style-name="T2"> c) {</text:span></text:p>
            <text:p text:style-name="P2"><text:span text:style-name="T2"><text:tab/></text:span><text:span text:style-name="T2"><text:tab/></text:span><text:span text:style-name="T2">a := b - c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nt</text:span><text:span text:style-name="T2"> a = 6 + 1;</text:span></text:p>
            <text:p text:style-name="P2"><text:span text:style-name="T2"><text:tab/></text:span><text:span text:style-name="T2">if (b &lt; 3 * (2 + 1)) {</text:span></text:p>
            <text:p text:style-name="P2"><text:span text:style-name="T2"><text:tab/></text:span><text:span text:style-name="T2"><text:tab/></text:span><text:span text:style-name="T2">k(b + 3 * (2 + 1), meha, go);</text:span></text:p>
            <text:p text:style-name="P2"><text:span text:style-name="T2"><text:tab/></text:span><text:span text:style-name="T2">} else if (b &lt; 6 * (2 + 1)) {</text:span></text:p>
            <text:p text:style-name="P2"><text:span text:style-name="T2"><text:tab/></text:span><text:span text:style-name="T2"><text:tab/></text:span><text:span text:style-name="T2">k(b + 3 * (2 + 1), ku, meha);</text:span></text:p>
            <text:p text:style-name="P2"><text:span text:style-name="T2"><text:tab/></text:span><text:span text:style-name="T2">} else {</text:span></text:p>
            <text:p text:style-name="P2"><text:span text:style-name="T2"><text:tab/></text:span><text:span text:style-name="T2"><text:tab/></text:span><text:span text:style-name="T1">int</text:span><text:span text:style-name="T2"> b = 6 - b</text:span></text:p>
            <text:p text:style-name="P2"><text:span text:style-name="T2"><text:tab/></text:span><text:span text:style-name="T2"><text:tab/></text:span><text:span text:style-name="T2">go(a + b);</text:span></text:p>
            <text:p text:style-name="P2"><text:span text:style-name="T2"><text:tab/></text:span><text:span text:style-name="T2"><text:tab/></text:span><text:span text:style-name="T2">ku(a - b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rint(a, b)</text:span></text:p>
            <text:p text:style-name="P2"><text:span text:style-name="T2">}</text:span></text:p>
            <text:p text:style-name="P2"><text:span text:style-name="T2">k(a, meha, meha);</text:span></text:p>
            <text:p text:style-name="P2"><text:span text:style-name="T2">print(a, b)</text:span></text:p>
          </draw:text-box>
        </draw:fram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1.24cm" svg:height="0.635cm" svg:x="13.365cm" svg:y="14.37cm">
          <text:p text:style-name="P5">-1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-5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25" draw:text-style-name="P1" draw:layer="layout" svg:width="5.245cm" svg:height="2.54cm" svg:x="18.25cm" svg:y="12.7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.171cm" svg:height="0.962cm" svg:x="18.25cm" svg:y="13.335cm">
          <draw:text-box>
            <text:p>k0</text:p>
          </draw:text-box>
        </draw:frame>
        <draw:frame draw:style-name="gr16" draw:text-style-name="P11" draw:layer="layout" svg:width="4.376cm" svg:height="2.621cm" svg:x="19.018cm" svg:y="12.619cm">
          <draw:text-box>
            <text:p><text:span text:style-name="T4">4 <text:s text:c="2"/>a: 7</text:span></text:p>
            <text:p><text:span text:style-name="T4">3 <text:s text:c="2"/>meha: sub</text:span></text:p>
            <text:p><text:span text:style-name="T4">2 <text:s text:c="2"/>ku: <text:s/>meha(global)</text:span></text:p>
            <text:p><text:span text:style-name="T4">1 <text:s text:c="2"/>go: meha(global)</text:span></text:p>
            <text:p><text:span text:style-name="T4">0 <text:s text:c="2"/>b: 3</text:span></text:p>
          </draw:text-box>
        </draw:frame>
        <draw:custom-shape draw:style-name="gr25" draw:text-style-name="P1" draw:layer="layout" svg:width="5.245cm" svg:height="2.54cm" svg:x="18.25cm" svg:y="10.101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.171cm" svg:height="0.962cm" svg:x="18.25cm" svg:y="10.736cm">
          <draw:text-box>
            <text:p>k1</text:p>
          </draw:text-box>
        </draw:frame>
        <draw:frame draw:style-name="gr16" draw:text-style-name="P11" xml:id="id13" draw:id="id13" draw:layer="layout" svg:width="4.376cm" svg:height="2.621cm" svg:x="19.018cm" svg:y="10.02cm">
          <draw:text-box>
            <text:p><text:span text:style-name="T4">9 <text:s text:c="2"/>a: 7</text:span></text:p>
            <text:p><text:span text:style-name="T4">8 <text:s text:c="2"/>meha: sub</text:span></text:p>
            <text:p><text:span text:style-name="T4">7 <text:s text:c="2"/>ku: <text:s/>meha(global)</text:span></text:p>
            <text:p><text:span text:style-name="T4">6 <text:s text:c="2"/>go: meha3</text:span></text:p>
            <text:p><text:span text:style-name="T4">5 <text:s text:c="2"/>b: 12</text:span></text:p>
          </draw:text-box>
        </draw:frame>
        <draw:custom-shape draw:style-name="gr27" draw:text-style-name="P12" xml:id="id14" draw:id="id14" draw:layer="layout" svg:width="0.935cm" svg:height="1.27cm" svg:x="23.965cm" svg:y="8.555cm">
          <text:p text:style-name="P12">a: 3</text:p>
          <text:p text:style-name="P12">b: g</text:p>
          <draw:enhanced-geometry svg:viewBox="0 0 21600 21600" draw:type="rectangle" draw:enhanced-path="M 0 0 L 21600 0 21600 21600 0 21600 0 0 Z N"/>
        </draw:custom-shape>
        <draw:connector draw:style-name="gr28" draw:text-style-name="P1" draw:layer="layout" svg:x1="23.394cm" svg:y1="11.33cm" svg:x2="24.432cm" svg:y2="9.825cm" draw:start-shape="id13" draw:start-glue-point="1" draw:end-shape="id14" draw:end-glue-point="2" svg:d="M23394 11330h1038v-1505" svg:viewBox="0 0 1039 1506">
          <text:p/>
        </draw:connector>
        <draw:line draw:style-name="gr29" draw:text-style-name="P6" draw:layer="layout" svg:x1="22.86cm" svg:y1="13.97cm" svg:x2="24.765cm" svg:y2="13.97cm">
          <text:p/>
        </draw:line>
        <draw:line draw:style-name="gr29" draw:text-style-name="P6" draw:layer="layout" svg:x1="24.765cm" svg:y1="9.825cm" svg:x2="24.765cm" svg:y2="13.97cm">
          <text:p/>
        </draw:line>
        <draw:line draw:style-name="gr29" draw:text-style-name="P6" draw:layer="layout" svg:x1="23.16cm" svg:y1="14.405cm" svg:x2="25.4cm" svg:y2="14.605cm">
          <text:p/>
        </draw:line>
        <draw:line draw:style-name="gr29" draw:text-style-name="P6" draw:layer="layout" svg:x1="24.9cm" svg:y1="9.525cm" svg:x2="25.4cm" svg:y2="9.525cm">
          <text:p/>
        </draw:line>
        <draw:line draw:style-name="gr29" draw:text-style-name="P6" draw:layer="layout" svg:x1="25.4cm" svg:y1="9.525cm" svg:x2="25.4cm" svg:y2="14.605cm">
          <text:p/>
        </draw:line>
        <draw:custom-shape draw:style-name="gr34" draw:text-style-name="P1" draw:layer="layout" svg:width="1.27cm" svg:height="1.27cm" svg:x="26.035cm" svg:y="7.32cm">
          <text:p text:style-name="P1">a:g</text:p>
          <text:p text:style-name="P1">b:12</text:p>
          <draw:enhanced-geometry svg:viewBox="0 0 21600 21600" draw:type="rectangle" draw:enhanced-path="M 0 0 L 21600 0 21600 21600 0 21600 0 0 Z N"/>
        </draw:custom-shape>
        <draw:line draw:style-name="gr36" draw:text-style-name="P13" draw:layer="layout" svg:x1="22.225cm" svg:y1="10.795cm" svg:x2="26.568cm" svg:y2="10.795cm">
          <text:p/>
        </draw:line>
        <draw:line draw:style-name="gr36" draw:text-style-name="P13" draw:layer="layout" svg:x1="26.568cm" svg:y1="8.59cm" svg:x2="26.568cm" svg:y2="10.795cm">
          <text:p/>
        </draw:line>
        <draw:custom-shape draw:style-name="gr41" draw:text-style-name="P1" draw:layer="layout" svg:width="5.08cm" svg:height="3.81cm" svg:x="12.065cm" svg:y="3.81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2.259cm" svg:height="0.962cm" svg:x="13.335cm" svg:y="2.975cm">
          <draw:text-box>
            <text:p>Salida</text:p>
          </draw:text-box>
        </draw:frame>
        <draw:frame draw:style-name="gr16" draw:text-style-name="P10" draw:layer="layout" svg:width="1.912cm" svg:height="0.962cm" svg:x="12.7cm" svg:y="4.445cm">
          <draw:text-box>
            <text:p>7 <text:s/>21</text:p>
          </draw:text-box>
        </draw:frame>
        <draw:custom-shape draw:style-name="gr19" draw:text-style-name="P1" draw:layer="layout" svg:width="7.62cm" svg:height="1.27cm" svg:x="2.305cm" svg:y="8.355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2" draw:layer="layout" svg:width="18.624cm" svg:height="10.476cm" svg:x="1.482cm" svg:y="2.123cm" draw:page-number="1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nt</text:span><text:span text:style-name="T2"> a = 2 + 1, b = 1;</text:span></text:p>
            <text:p text:style-name="P2"><text:span text:style-name="T2"/></text:p>
            <text:p text:style-name="P2"><text:span text:style-name="T1">sub</text:span><text:span text:style-name="T2"> meha(</text:span><text:span text:style-name="T1">int</text:span><text:span text:style-name="T2"> c) <text:s/>{</text:span></text:p>
            <text:p text:style-name="P2"><text:span text:style-name="T2"><text:tab/></text:span><text:span text:style-name="T2">b := a + c;</text:span></text:p>
            <text:p text:style-name="P2"><text:span text:style-name="T2">}</text:span></text:p>
            <text:p text:style-name="P2"><text:span text:style-name="T1">sub</text:span><text:span text:style-name="T2"> k (</text:span><text:span text:style-name="T1">int</text:span><text:span text:style-name="T2"> b, </text:span><text:span text:style-name="T1">sub</text:span><text:span text:style-name="T2"> go, </text:span><text:span text:style-name="T1">sub</text:span><text:span text:style-name="T2"> ku) {</text:span></text:p>
            <text:p text:style-name="P2"><text:span text:style-name="T2"/></text:p>
            <text:p text:style-name="P2"><text:span text:style-name="T2"><text:tab/></text:span><text:span text:style-name="T1">sub</text:span><text:span text:style-name="T2"> meha(</text:span><text:span text:style-name="T1">int</text:span><text:span text:style-name="T2"> c) {</text:span></text:p>
            <text:p text:style-name="P2"><text:span text:style-name="T2"><text:tab/></text:span><text:span text:style-name="T2"><text:tab/></text:span><text:span text:style-name="T2">a := b - c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nt</text:span><text:span text:style-name="T2"> a = 6 + 1;</text:span></text:p>
            <text:p text:style-name="P2"><text:span text:style-name="T2"><text:tab/></text:span><text:span text:style-name="T2">if (b &lt; 3 * (2 + 1)) {</text:span></text:p>
            <text:p text:style-name="P2"><text:span text:style-name="T2"><text:tab/></text:span><text:span text:style-name="T2"><text:tab/></text:span><text:span text:style-name="T2">k(b + 3 * (2 + 1), meha, go);</text:span></text:p>
            <text:p text:style-name="P2"><text:span text:style-name="T2"><text:tab/></text:span><text:span text:style-name="T2">} else if (b &lt; 6 * (2 + 1)) {</text:span></text:p>
            <text:p text:style-name="P2"><text:span text:style-name="T2"><text:tab/></text:span><text:span text:style-name="T2"><text:tab/></text:span><text:span text:style-name="T2">k(b + 3 * (2 + 1), ku, meha);</text:span></text:p>
            <text:p text:style-name="P2"><text:span text:style-name="T2"><text:tab/></text:span><text:span text:style-name="T2">} else {</text:span></text:p>
            <text:p text:style-name="P2"><text:span text:style-name="T2"><text:tab/></text:span><text:span text:style-name="T2"><text:tab/></text:span><text:span text:style-name="T1">int</text:span><text:span text:style-name="T2"> b = 6 - b</text:span></text:p>
            <text:p text:style-name="P2"><text:span text:style-name="T2"><text:tab/></text:span><text:span text:style-name="T2"><text:tab/></text:span><text:span text:style-name="T2">go(a + b);</text:span></text:p>
            <text:p text:style-name="P2"><text:span text:style-name="T2"><text:tab/></text:span><text:span text:style-name="T2"><text:tab/></text:span><text:span text:style-name="T2">ku(a - b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rint(a, b)</text:span></text:p>
            <text:p text:style-name="P2"><text:span text:style-name="T2">}</text:span></text:p>
            <text:p text:style-name="P2"><text:span text:style-name="T2">k(a, meha, meha);</text:span></text:p>
            <text:p text:style-name="P2"><text:span text:style-name="T2">print(a, b)</text:span></text:p>
          </draw:text-box>
        </draw:fram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1.24cm" svg:height="0.635cm" svg:x="13.365cm" svg:y="14.37cm">
          <text:p text:style-name="P5">-1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-5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25" draw:text-style-name="P1" draw:layer="layout" svg:width="5.245cm" svg:height="2.54cm" svg:x="18.25cm" svg:y="12.7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.171cm" svg:height="0.962cm" svg:x="18.25cm" svg:y="13.335cm">
          <draw:text-box>
            <text:p>k0</text:p>
          </draw:text-box>
        </draw:frame>
        <draw:frame draw:style-name="gr16" draw:text-style-name="P11" draw:layer="layout" svg:width="4.376cm" svg:height="2.621cm" svg:x="19.018cm" svg:y="12.619cm">
          <draw:text-box>
            <text:p><text:span text:style-name="T4">4 <text:s text:c="2"/>a: 7</text:span></text:p>
            <text:p><text:span text:style-name="T4">3 <text:s text:c="2"/>meha: sub</text:span></text:p>
            <text:p><text:span text:style-name="T4">2 <text:s text:c="2"/>ku: <text:s/>meha(global)</text:span></text:p>
            <text:p><text:span text:style-name="T4">1 <text:s text:c="2"/>go: meha(global)</text:span></text:p>
            <text:p><text:span text:style-name="T4">0 <text:s text:c="2"/>b: 3</text:span></text:p>
          </draw:text-box>
        </draw:frame>
        <draw:custom-shape draw:style-name="gr25" draw:text-style-name="P1" draw:layer="layout" svg:width="5.245cm" svg:height="2.54cm" svg:x="18.25cm" svg:y="10.101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.171cm" svg:height="0.962cm" svg:x="18.25cm" svg:y="10.736cm">
          <draw:text-box>
            <text:p>k1</text:p>
          </draw:text-box>
        </draw:frame>
        <draw:frame draw:style-name="gr16" draw:text-style-name="P11" xml:id="id15" draw:id="id15" draw:layer="layout" svg:width="4.376cm" svg:height="2.621cm" svg:x="19.018cm" svg:y="10.02cm">
          <draw:text-box>
            <text:p><text:span text:style-name="T4">9 <text:s text:c="2"/>a: 7</text:span></text:p>
            <text:p><text:span text:style-name="T4">8 <text:s text:c="2"/>meha: sub</text:span></text:p>
            <text:p><text:span text:style-name="T4">7 <text:s text:c="2"/>ku: <text:s/>meha(global)</text:span></text:p>
            <text:p><text:span text:style-name="T4">6 <text:s text:c="2"/>go: meha3</text:span></text:p>
            <text:p><text:span text:style-name="T4">5 <text:s text:c="2"/>b: 12</text:span></text:p>
          </draw:text-box>
        </draw:frame>
        <draw:custom-shape draw:style-name="gr27" draw:text-style-name="P12" xml:id="id16" draw:id="id16" draw:layer="layout" svg:width="0.935cm" svg:height="1.27cm" svg:x="23.965cm" svg:y="8.555cm">
          <text:p text:style-name="P12">a: 3</text:p>
          <text:p text:style-name="P12">b: g</text:p>
          <draw:enhanced-geometry svg:viewBox="0 0 21600 21600" draw:type="rectangle" draw:enhanced-path="M 0 0 L 21600 0 21600 21600 0 21600 0 0 Z N"/>
        </draw:custom-shape>
        <draw:connector draw:style-name="gr28" draw:text-style-name="P1" draw:layer="layout" svg:x1="23.394cm" svg:y1="11.33cm" svg:x2="24.432cm" svg:y2="9.825cm" draw:start-shape="id15" draw:start-glue-point="1" draw:end-shape="id16" draw:end-glue-point="2" svg:d="M23394 11330h1038v-1505" svg:viewBox="0 0 1039 1506">
          <text:p/>
        </draw:connector>
        <draw:line draw:style-name="gr29" draw:text-style-name="P6" draw:layer="layout" svg:x1="22.86cm" svg:y1="13.97cm" svg:x2="24.765cm" svg:y2="13.97cm">
          <text:p/>
        </draw:line>
        <draw:line draw:style-name="gr29" draw:text-style-name="P6" draw:layer="layout" svg:x1="24.765cm" svg:y1="9.825cm" svg:x2="24.765cm" svg:y2="13.97cm">
          <text:p/>
        </draw:line>
        <draw:line draw:style-name="gr29" draw:text-style-name="P6" draw:layer="layout" svg:x1="23.16cm" svg:y1="14.405cm" svg:x2="25.4cm" svg:y2="14.605cm">
          <text:p/>
        </draw:line>
        <draw:line draw:style-name="gr29" draw:text-style-name="P6" draw:layer="layout" svg:x1="24.9cm" svg:y1="9.525cm" svg:x2="25.4cm" svg:y2="9.525cm">
          <text:p/>
        </draw:line>
        <draw:line draw:style-name="gr29" draw:text-style-name="P6" draw:layer="layout" svg:x1="25.4cm" svg:y1="9.525cm" svg:x2="25.4cm" svg:y2="14.605cm">
          <text:p/>
        </draw:line>
        <draw:custom-shape draw:style-name="gr34" draw:text-style-name="P1" draw:layer="layout" svg:width="1.27cm" svg:height="1.27cm" svg:x="26.035cm" svg:y="7.32cm">
          <text:p text:style-name="P1">a:g</text:p>
          <text:p text:style-name="P1">b:12</text:p>
          <draw:enhanced-geometry svg:viewBox="0 0 21600 21600" draw:type="rectangle" draw:enhanced-path="M 0 0 L 21600 0 21600 21600 0 21600 0 0 Z N"/>
        </draw:custom-shape>
        <draw:line draw:style-name="gr36" draw:text-style-name="P13" draw:layer="layout" svg:x1="22.225cm" svg:y1="10.795cm" svg:x2="26.568cm" svg:y2="10.795cm">
          <text:p/>
        </draw:line>
        <draw:line draw:style-name="gr36" draw:text-style-name="P13" draw:layer="layout" svg:x1="26.568cm" svg:y1="8.59cm" svg:x2="26.568cm" svg:y2="10.795cm">
          <text:p/>
        </draw:line>
        <draw:custom-shape draw:style-name="gr41" draw:text-style-name="P1" draw:layer="layout" svg:width="5.08cm" svg:height="3.81cm" svg:x="12.065cm" svg:y="3.81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2.259cm" svg:height="0.962cm" svg:x="13.335cm" svg:y="2.975cm">
          <draw:text-box>
            <text:p>Salida</text:p>
          </draw:text-box>
        </draw:frame>
        <draw:frame draw:style-name="gr16" draw:text-style-name="P10" draw:layer="layout" svg:width="1.912cm" svg:height="1.673cm" svg:x="12.7cm" svg:y="4.445cm">
          <draw:text-box>
            <text:p>7 <text:s/>21</text:p>
            <text:p>7 <text:s/>12</text:p>
          </draw:text-box>
        </draw:frame>
        <draw:custom-shape draw:style-name="gr19" draw:text-style-name="P1" draw:layer="layout" svg:width="7.62cm" svg:height="1.27cm" svg:x="2.305cm" svg:y="12.155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2" draw:layer="layout" svg:width="18.624cm" svg:height="10.476cm" svg:x="1.482cm" svg:y="2.123cm" draw:page-number="1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nt</text:span><text:span text:style-name="T2"> a = 2 + 1, b = 1;</text:span></text:p>
            <text:p text:style-name="P2"><text:span text:style-name="T2"/></text:p>
            <text:p text:style-name="P2"><text:span text:style-name="T1">sub</text:span><text:span text:style-name="T2"> meha(</text:span><text:span text:style-name="T1">int</text:span><text:span text:style-name="T2"> c) <text:s/>{</text:span></text:p>
            <text:p text:style-name="P2"><text:span text:style-name="T2"><text:tab/></text:span><text:span text:style-name="T2">b := a + c;</text:span></text:p>
            <text:p text:style-name="P2"><text:span text:style-name="T2">}</text:span></text:p>
            <text:p text:style-name="P2"><text:span text:style-name="T1">sub</text:span><text:span text:style-name="T2"> k (</text:span><text:span text:style-name="T1">int</text:span><text:span text:style-name="T2"> b, </text:span><text:span text:style-name="T1">sub</text:span><text:span text:style-name="T2"> go, </text:span><text:span text:style-name="T1">sub</text:span><text:span text:style-name="T2"> ku) {</text:span></text:p>
            <text:p text:style-name="P2"><text:span text:style-name="T2"/></text:p>
            <text:p text:style-name="P2"><text:span text:style-name="T2"><text:tab/></text:span><text:span text:style-name="T1">sub</text:span><text:span text:style-name="T2"> meha(</text:span><text:span text:style-name="T1">int</text:span><text:span text:style-name="T2"> c) {</text:span></text:p>
            <text:p text:style-name="P2"><text:span text:style-name="T2"><text:tab/></text:span><text:span text:style-name="T2"><text:tab/></text:span><text:span text:style-name="T2">a := b - c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nt</text:span><text:span text:style-name="T2"> a = 6 + 1;</text:span></text:p>
            <text:p text:style-name="P2"><text:span text:style-name="T2"><text:tab/></text:span><text:span text:style-name="T2">if (b &lt; 3 * (2 + 1)) {</text:span></text:p>
            <text:p text:style-name="P2"><text:span text:style-name="T2"><text:tab/></text:span><text:span text:style-name="T2"><text:tab/></text:span><text:span text:style-name="T2">k(b + 3 * (2 + 1), meha, go);</text:span></text:p>
            <text:p text:style-name="P2"><text:span text:style-name="T2"><text:tab/></text:span><text:span text:style-name="T2">} else if (b &lt; 6 * (2 + 1)) {</text:span></text:p>
            <text:p text:style-name="P2"><text:span text:style-name="T2"><text:tab/></text:span><text:span text:style-name="T2"><text:tab/></text:span><text:span text:style-name="T2">k(b + 3 * (2 + 1), ku, meha);</text:span></text:p>
            <text:p text:style-name="P2"><text:span text:style-name="T2"><text:tab/></text:span><text:span text:style-name="T2">} else {</text:span></text:p>
            <text:p text:style-name="P2"><text:span text:style-name="T2"><text:tab/></text:span><text:span text:style-name="T2"><text:tab/></text:span><text:span text:style-name="T1">int</text:span><text:span text:style-name="T2"> b = 6 - b</text:span></text:p>
            <text:p text:style-name="P2"><text:span text:style-name="T2"><text:tab/></text:span><text:span text:style-name="T2"><text:tab/></text:span><text:span text:style-name="T2">go(a + b);</text:span></text:p>
            <text:p text:style-name="P2"><text:span text:style-name="T2"><text:tab/></text:span><text:span text:style-name="T2"><text:tab/></text:span><text:span text:style-name="T2">ku(a - b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rint(a, b)</text:span></text:p>
            <text:p text:style-name="P2"><text:span text:style-name="T2">}</text:span></text:p>
            <text:p text:style-name="P2"><text:span text:style-name="T2">k(a, meha, meha);</text:span></text:p>
            <text:p text:style-name="P2"><text:span text:style-name="T2">print(a, b)</text:span></text:p>
          </draw:text-box>
        </draw:fram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1.24cm" svg:height="0.635cm" svg:x="13.365cm" svg:y="14.37cm">
          <text:p text:style-name="P5">-1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-5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25" draw:text-style-name="P1" draw:layer="layout" svg:width="5.245cm" svg:height="2.54cm" svg:x="18.25cm" svg:y="12.7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.171cm" svg:height="0.962cm" svg:x="18.25cm" svg:y="13.335cm">
          <draw:text-box>
            <text:p>k0</text:p>
          </draw:text-box>
        </draw:frame>
        <draw:frame draw:style-name="gr16" draw:text-style-name="P11" draw:layer="layout" svg:width="4.376cm" svg:height="2.621cm" svg:x="19.018cm" svg:y="12.619cm">
          <draw:text-box>
            <text:p><text:span text:style-name="T4">4 <text:s text:c="2"/>a: 7</text:span></text:p>
            <text:p><text:span text:style-name="T4">3 <text:s text:c="2"/>meha: sub</text:span></text:p>
            <text:p><text:span text:style-name="T4">2 <text:s text:c="2"/>ku: <text:s/>meha(global)</text:span></text:p>
            <text:p><text:span text:style-name="T4">1 <text:s text:c="2"/>go: meha(global)</text:span></text:p>
            <text:p><text:span text:style-name="T4">0 <text:s text:c="2"/>b: 3</text:span></text:p>
          </draw:text-box>
        </draw:frame>
        <draw:custom-shape draw:style-name="gr27" draw:text-style-name="P12" draw:layer="layout" svg:width="0.935cm" svg:height="1.27cm" svg:x="23.965cm" svg:y="8.555cm">
          <text:p text:style-name="P12">a: 3</text:p>
          <text:p text:style-name="P12">b: g</text:p>
          <draw:enhanced-geometry svg:viewBox="0 0 21600 21600" draw:type="rectangle" draw:enhanced-path="M 0 0 L 21600 0 21600 21600 0 21600 0 0 Z N"/>
        </draw:custom-shape>
        <draw:line draw:style-name="gr29" draw:text-style-name="P6" draw:layer="layout" svg:x1="22.86cm" svg:y1="13.97cm" svg:x2="24.765cm" svg:y2="13.97cm">
          <text:p/>
        </draw:line>
        <draw:line draw:style-name="gr29" draw:text-style-name="P6" draw:layer="layout" svg:x1="24.765cm" svg:y1="9.825cm" svg:x2="24.765cm" svg:y2="13.97cm">
          <text:p/>
        </draw:line>
        <draw:line draw:style-name="gr29" draw:text-style-name="P6" draw:layer="layout" svg:x1="23.16cm" svg:y1="14.405cm" svg:x2="25.4cm" svg:y2="14.605cm">
          <text:p/>
        </draw:line>
        <draw:line draw:style-name="gr29" draw:text-style-name="P6" draw:layer="layout" svg:x1="24.9cm" svg:y1="9.525cm" svg:x2="25.4cm" svg:y2="9.525cm">
          <text:p/>
        </draw:line>
        <draw:line draw:style-name="gr29" draw:text-style-name="P6" draw:layer="layout" svg:x1="25.4cm" svg:y1="9.525cm" svg:x2="25.4cm" svg:y2="14.605cm">
          <text:p/>
        </draw:line>
        <draw:custom-shape draw:style-name="gr41" draw:text-style-name="P1" draw:layer="layout" svg:width="5.08cm" svg:height="3.81cm" svg:x="12.065cm" svg:y="3.81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2.259cm" svg:height="0.962cm" svg:x="13.335cm" svg:y="2.975cm">
          <draw:text-box>
            <text:p>Salida</text:p>
          </draw:text-box>
        </draw:frame>
        <draw:frame draw:style-name="gr16" draw:text-style-name="P10" draw:layer="layout" svg:width="1.912cm" svg:height="2.384cm" svg:x="12.7cm" svg:y="4.445cm">
          <draw:text-box>
            <text:p>7 <text:s/>21</text:p>
            <text:p>7 <text:s/>12</text:p>
            <text:p/>
          </draw:text-box>
        </draw:frame>
        <draw:custom-shape draw:style-name="gr19" draw:text-style-name="P1" draw:layer="layout" svg:width="7.62cm" svg:height="1.27cm" svg:x="2.305cm" svg:y="7.355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2" draw:layer="layout" svg:width="18.624cm" svg:height="10.476cm" svg:x="1.482cm" svg:y="2.123cm" draw:page-number="1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nt</text:span><text:span text:style-name="T2"> a = 2 + 1, b = 1;</text:span></text:p>
            <text:p text:style-name="P2"><text:span text:style-name="T2"/></text:p>
            <text:p text:style-name="P2"><text:span text:style-name="T1">sub</text:span><text:span text:style-name="T2"> meha(</text:span><text:span text:style-name="T1">int</text:span><text:span text:style-name="T2"> c) <text:s/>{</text:span></text:p>
            <text:p text:style-name="P2"><text:span text:style-name="T2"><text:tab/></text:span><text:span text:style-name="T2">b := a + c;</text:span></text:p>
            <text:p text:style-name="P2"><text:span text:style-name="T2">}</text:span></text:p>
            <text:p text:style-name="P2"><text:span text:style-name="T1">sub</text:span><text:span text:style-name="T2"> k (</text:span><text:span text:style-name="T1">int</text:span><text:span text:style-name="T2"> b, </text:span><text:span text:style-name="T1">sub</text:span><text:span text:style-name="T2"> go, </text:span><text:span text:style-name="T1">sub</text:span><text:span text:style-name="T2"> ku) {</text:span></text:p>
            <text:p text:style-name="P2"><text:span text:style-name="T2"/></text:p>
            <text:p text:style-name="P2"><text:span text:style-name="T2"><text:tab/></text:span><text:span text:style-name="T1">sub</text:span><text:span text:style-name="T2"> meha(</text:span><text:span text:style-name="T1">int</text:span><text:span text:style-name="T2"> c) {</text:span></text:p>
            <text:p text:style-name="P2"><text:span text:style-name="T2"><text:tab/></text:span><text:span text:style-name="T2"><text:tab/></text:span><text:span text:style-name="T2">a := b - c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nt</text:span><text:span text:style-name="T2"> a = 6 + 1;</text:span></text:p>
            <text:p text:style-name="P2"><text:span text:style-name="T2"><text:tab/></text:span><text:span text:style-name="T2">if (b &lt; 3 * (2 + 1)) {</text:span></text:p>
            <text:p text:style-name="P2"><text:span text:style-name="T2"><text:tab/></text:span><text:span text:style-name="T2"><text:tab/></text:span><text:span text:style-name="T2">k(b + 3 * (2 + 1), meha, go);</text:span></text:p>
            <text:p text:style-name="P2"><text:span text:style-name="T2"><text:tab/></text:span><text:span text:style-name="T2">} else if (b &lt; 6 * (2 + 1)) {</text:span></text:p>
            <text:p text:style-name="P2"><text:span text:style-name="T2"><text:tab/></text:span><text:span text:style-name="T2"><text:tab/></text:span><text:span text:style-name="T2">k(b + 3 * (2 + 1), ku, meha);</text:span></text:p>
            <text:p text:style-name="P2"><text:span text:style-name="T2"><text:tab/></text:span><text:span text:style-name="T2">} else {</text:span></text:p>
            <text:p text:style-name="P2"><text:span text:style-name="T2"><text:tab/></text:span><text:span text:style-name="T2"><text:tab/></text:span><text:span text:style-name="T1">int</text:span><text:span text:style-name="T2"> b = 6 - b</text:span></text:p>
            <text:p text:style-name="P2"><text:span text:style-name="T2"><text:tab/></text:span><text:span text:style-name="T2"><text:tab/></text:span><text:span text:style-name="T2">go(a + b);</text:span></text:p>
            <text:p text:style-name="P2"><text:span text:style-name="T2"><text:tab/></text:span><text:span text:style-name="T2"><text:tab/></text:span><text:span text:style-name="T2">ku(a - b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rint(a, b)</text:span></text:p>
            <text:p text:style-name="P2"><text:span text:style-name="T2">}</text:span></text:p>
            <text:p text:style-name="P2"><text:span text:style-name="T2">k(a, meha, meha);</text:span></text:p>
            <text:p text:style-name="P2"><text:span text:style-name="T2">print(a, b)</text:span></text:p>
          </draw:text-box>
        </draw:fram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1.24cm" svg:height="0.635cm" svg:x="13.365cm" svg:y="14.37cm">
          <text:p text:style-name="P5">-1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-5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25" draw:text-style-name="P1" draw:layer="layout" svg:width="5.245cm" svg:height="2.54cm" svg:x="18.25cm" svg:y="12.7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.171cm" svg:height="0.962cm" svg:x="18.25cm" svg:y="13.335cm">
          <draw:text-box>
            <text:p>k0</text:p>
          </draw:text-box>
        </draw:frame>
        <draw:frame draw:style-name="gr16" draw:text-style-name="P11" draw:layer="layout" svg:width="4.376cm" svg:height="2.621cm" svg:x="19.018cm" svg:y="12.619cm">
          <draw:text-box>
            <text:p><text:span text:style-name="T4">4 <text:s text:c="2"/>a: 7</text:span></text:p>
            <text:p><text:span text:style-name="T4">3 <text:s text:c="2"/>meha: sub</text:span></text:p>
            <text:p><text:span text:style-name="T4">2 <text:s text:c="2"/>ku: <text:s/>meha(global)</text:span></text:p>
            <text:p><text:span text:style-name="T4">1 <text:s text:c="2"/>go: meha(global)</text:span></text:p>
            <text:p><text:span text:style-name="T4">0 <text:s text:c="2"/>b: 3</text:span></text:p>
          </draw:text-box>
        </draw:frame>
        <draw:custom-shape draw:style-name="gr27" draw:text-style-name="P12" draw:layer="layout" svg:width="0.935cm" svg:height="1.27cm" svg:x="23.965cm" svg:y="8.555cm">
          <text:p text:style-name="P12">a: 3</text:p>
          <text:p text:style-name="P12">b: g</text:p>
          <draw:enhanced-geometry svg:viewBox="0 0 21600 21600" draw:type="rectangle" draw:enhanced-path="M 0 0 L 21600 0 21600 21600 0 21600 0 0 Z N"/>
        </draw:custom-shape>
        <draw:line draw:style-name="gr29" draw:text-style-name="P6" draw:layer="layout" svg:x1="22.86cm" svg:y1="13.97cm" svg:x2="24.765cm" svg:y2="13.97cm">
          <text:p/>
        </draw:line>
        <draw:line draw:style-name="gr29" draw:text-style-name="P6" draw:layer="layout" svg:x1="24.765cm" svg:y1="9.825cm" svg:x2="24.765cm" svg:y2="13.97cm">
          <text:p/>
        </draw:line>
        <draw:line draw:style-name="gr29" draw:text-style-name="P6" draw:layer="layout" svg:x1="23.16cm" svg:y1="14.405cm" svg:x2="25.4cm" svg:y2="14.605cm">
          <text:p/>
        </draw:line>
        <draw:line draw:style-name="gr29" draw:text-style-name="P6" draw:layer="layout" svg:x1="24.9cm" svg:y1="9.525cm" svg:x2="25.4cm" svg:y2="9.525cm">
          <text:p/>
        </draw:line>
        <draw:line draw:style-name="gr29" draw:text-style-name="P6" draw:layer="layout" svg:x1="25.4cm" svg:y1="9.525cm" svg:x2="25.4cm" svg:y2="14.605cm">
          <text:p/>
        </draw:line>
        <draw:custom-shape draw:style-name="gr41" draw:text-style-name="P1" draw:layer="layout" svg:width="5.08cm" svg:height="3.81cm" svg:x="12.065cm" svg:y="3.81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2.259cm" svg:height="0.962cm" svg:x="13.335cm" svg:y="2.975cm">
          <draw:text-box>
            <text:p>Salida</text:p>
          </draw:text-box>
        </draw:frame>
        <draw:frame draw:style-name="gr16" draw:text-style-name="P10" draw:layer="layout" svg:width="1.912cm" svg:height="2.384cm" svg:x="12.7cm" svg:y="4.445cm">
          <draw:text-box>
            <text:p>7 <text:s/>21</text:p>
            <text:p>7 <text:s/>12</text:p>
            <text:p>7 <text:s text:c="2"/>3</text:p>
          </draw:text-box>
        </draw:frame>
        <draw:custom-shape draw:style-name="gr19" draw:text-style-name="P1" draw:layer="layout" svg:width="7.62cm" svg:height="1.27cm" svg:x="2.305cm" svg:y="12.255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2" draw:layer="layout" svg:width="18.624cm" svg:height="10.476cm" svg:x="1.482cm" svg:y="2.123cm" draw:page-number="1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nt</text:span><text:span text:style-name="T2"> a = 2 + 1, b = 1;</text:span></text:p>
            <text:p text:style-name="P2"><text:span text:style-name="T2"/></text:p>
            <text:p text:style-name="P2"><text:span text:style-name="T1">sub</text:span><text:span text:style-name="T2"> meha(</text:span><text:span text:style-name="T1">int</text:span><text:span text:style-name="T2"> c) <text:s/>{</text:span></text:p>
            <text:p text:style-name="P2"><text:span text:style-name="T2"><text:tab/></text:span><text:span text:style-name="T2">b := a + c;</text:span></text:p>
            <text:p text:style-name="P2"><text:span text:style-name="T2">}</text:span></text:p>
            <text:p text:style-name="P2"><text:span text:style-name="T1">sub</text:span><text:span text:style-name="T2"> k (</text:span><text:span text:style-name="T1">int</text:span><text:span text:style-name="T2"> b, </text:span><text:span text:style-name="T1">sub</text:span><text:span text:style-name="T2"> go, </text:span><text:span text:style-name="T1">sub</text:span><text:span text:style-name="T2"> ku) {</text:span></text:p>
            <text:p text:style-name="P2"><text:span text:style-name="T2"/></text:p>
            <text:p text:style-name="P2"><text:span text:style-name="T2"><text:tab/></text:span><text:span text:style-name="T1">sub</text:span><text:span text:style-name="T2"> meha(</text:span><text:span text:style-name="T1">int</text:span><text:span text:style-name="T2"> c) {</text:span></text:p>
            <text:p text:style-name="P2"><text:span text:style-name="T2"><text:tab/></text:span><text:span text:style-name="T2"><text:tab/></text:span><text:span text:style-name="T2">a := b - c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nt</text:span><text:span text:style-name="T2"> a = 6 + 1;</text:span></text:p>
            <text:p text:style-name="P2"><text:span text:style-name="T2"><text:tab/></text:span><text:span text:style-name="T2">if (b &lt; 3 * (2 + 1)) {</text:span></text:p>
            <text:p text:style-name="P2"><text:span text:style-name="T2"><text:tab/></text:span><text:span text:style-name="T2"><text:tab/></text:span><text:span text:style-name="T2">k(b + 3 * (2 + 1), meha, go);</text:span></text:p>
            <text:p text:style-name="P2"><text:span text:style-name="T2"><text:tab/></text:span><text:span text:style-name="T2">} else if (b &lt; 6 * (2 + 1)) {</text:span></text:p>
            <text:p text:style-name="P2"><text:span text:style-name="T2"><text:tab/></text:span><text:span text:style-name="T2"><text:tab/></text:span><text:span text:style-name="T2">k(b + 3 * (2 + 1), ku, meha);</text:span></text:p>
            <text:p text:style-name="P2"><text:span text:style-name="T2"><text:tab/></text:span><text:span text:style-name="T2">} else {</text:span></text:p>
            <text:p text:style-name="P2"><text:span text:style-name="T2"><text:tab/></text:span><text:span text:style-name="T2"><text:tab/></text:span><text:span text:style-name="T1">int</text:span><text:span text:style-name="T2"> b = 6 - b</text:span></text:p>
            <text:p text:style-name="P2"><text:span text:style-name="T2"><text:tab/></text:span><text:span text:style-name="T2"><text:tab/></text:span><text:span text:style-name="T2">go(a + b);</text:span></text:p>
            <text:p text:style-name="P2"><text:span text:style-name="T2"><text:tab/></text:span><text:span text:style-name="T2"><text:tab/></text:span><text:span text:style-name="T2">ku(a - b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rint(a, b)</text:span></text:p>
            <text:p text:style-name="P2"><text:span text:style-name="T2">}</text:span></text:p>
            <text:p text:style-name="P2"><text:span text:style-name="T2">k(a, meha, meha);</text:span></text:p>
            <text:p text:style-name="P2"><text:span text:style-name="T2">print(a, b)</text:span></text:p>
          </draw:text-box>
        </draw:fram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1.24cm" svg:height="0.635cm" svg:x="13.365cm" svg:y="14.37cm">
          <text:p text:style-name="P5">-1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-5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27" draw:text-style-name="P12" draw:layer="layout" svg:width="0.935cm" svg:height="1.27cm" svg:x="18.115cm" svg:y="12.7cm">
          <text:p text:style-name="P12">a: 3</text:p>
          <text:p text:style-name="P12">b: g</text:p>
          <draw:enhanced-geometry svg:viewBox="0 0 21600 21600" draw:type="rectangle" draw:enhanced-path="M 0 0 L 21600 0 21600 21600 0 21600 0 0 Z N"/>
        </draw:custom-shape>
        <draw:line draw:style-name="gr29" draw:text-style-name="P6" draw:layer="layout" svg:x1="14.84cm" svg:y1="13.335cm" svg:x2="18.115cm" svg:y2="13.335cm">
          <text:p/>
        </draw:line>
        <draw:custom-shape draw:style-name="gr41" draw:text-style-name="P1" draw:layer="layout" svg:width="5.08cm" svg:height="3.81cm" svg:x="12.065cm" svg:y="3.81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2.259cm" svg:height="0.962cm" svg:x="13.335cm" svg:y="2.975cm">
          <draw:text-box>
            <text:p>Salida</text:p>
          </draw:text-box>
        </draw:frame>
        <draw:frame draw:style-name="gr16" draw:text-style-name="P10" draw:layer="layout" svg:width="1.912cm" svg:height="2.384cm" svg:x="12.7cm" svg:y="4.445cm">
          <draw:text-box>
            <text:p>7 <text:s/>21</text:p>
            <text:p>7 <text:s/>12</text:p>
            <text:p>7 <text:s text:c="2"/>3</text:p>
          </draw:text-box>
        </draw:frame>
        <draw:custom-shape draw:style-name="gr42" draw:text-style-name="P1" draw:layer="layout" svg:width="5.315cm" svg:height="0.89cm" svg:x="1.105cm" svg:y="13.335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2" draw:layer="layout" svg:width="18.624cm" svg:height="10.476cm" svg:x="1.482cm" svg:y="2.123cm" draw:page-number="2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nt</text:span><text:span text:style-name="T2"> a = 2 + 1, b = 1;</text:span></text:p>
            <text:p text:style-name="P2"><text:span text:style-name="T2"/></text:p>
            <text:p text:style-name="P2"><text:span text:style-name="T1">sub</text:span><text:span text:style-name="T2"> meha(</text:span><text:span text:style-name="T1">int</text:span><text:span text:style-name="T2"> c) <text:s/>{</text:span></text:p>
            <text:p text:style-name="P2"><text:span text:style-name="T2"><text:tab/></text:span><text:span text:style-name="T2">b := a + c;</text:span></text:p>
            <text:p text:style-name="P2"><text:span text:style-name="T2">}</text:span></text:p>
            <text:p text:style-name="P2"><text:span text:style-name="T1">sub</text:span><text:span text:style-name="T2"> k (</text:span><text:span text:style-name="T1">int</text:span><text:span text:style-name="T2"> b, </text:span><text:span text:style-name="T1">sub</text:span><text:span text:style-name="T2"> go, </text:span><text:span text:style-name="T1">sub</text:span><text:span text:style-name="T2"> ku) {</text:span></text:p>
            <text:p text:style-name="P2"><text:span text:style-name="T2"/></text:p>
            <text:p text:style-name="P2"><text:span text:style-name="T2"><text:tab/></text:span><text:span text:style-name="T1">sub</text:span><text:span text:style-name="T2"> meha(</text:span><text:span text:style-name="T1">int</text:span><text:span text:style-name="T2"> c) {</text:span></text:p>
            <text:p text:style-name="P2"><text:span text:style-name="T2"><text:tab/></text:span><text:span text:style-name="T2"><text:tab/></text:span><text:span text:style-name="T2">a := b - c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nt</text:span><text:span text:style-name="T2"> a = 6 + 1;</text:span></text:p>
            <text:p text:style-name="P2"><text:span text:style-name="T2"><text:tab/></text:span><text:span text:style-name="T2">if (b &lt; 3 * (2 + 1)) {</text:span></text:p>
            <text:p text:style-name="P2"><text:span text:style-name="T2"><text:tab/></text:span><text:span text:style-name="T2"><text:tab/></text:span><text:span text:style-name="T2">k(b + 3 * (2 + 1), meha, go);</text:span></text:p>
            <text:p text:style-name="P2"><text:span text:style-name="T2"><text:tab/></text:span><text:span text:style-name="T2">} else if (b &lt; 6 * (2 + 1)) {</text:span></text:p>
            <text:p text:style-name="P2"><text:span text:style-name="T2"><text:tab/></text:span><text:span text:style-name="T2"><text:tab/></text:span><text:span text:style-name="T2">k(b + 3 * (2 + 1), ku, meha);</text:span></text:p>
            <text:p text:style-name="P2"><text:span text:style-name="T2"><text:tab/></text:span><text:span text:style-name="T2">} else {</text:span></text:p>
            <text:p text:style-name="P2"><text:span text:style-name="T2"><text:tab/></text:span><text:span text:style-name="T2"><text:tab/></text:span><text:span text:style-name="T1">int</text:span><text:span text:style-name="T2"> b = 6 - b</text:span></text:p>
            <text:p text:style-name="P2"><text:span text:style-name="T2"><text:tab/></text:span><text:span text:style-name="T2"><text:tab/></text:span><text:span text:style-name="T2">go(a + b);</text:span></text:p>
            <text:p text:style-name="P2"><text:span text:style-name="T2"><text:tab/></text:span><text:span text:style-name="T2"><text:tab/></text:span><text:span text:style-name="T2">ku(a - b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rint(a, b)</text:span></text:p>
            <text:p text:style-name="P2"><text:span text:style-name="T2">}</text:span></text:p>
            <text:p text:style-name="P2"><text:span text:style-name="T2">k(a, meha, meha);</text:span></text:p>
            <text:p text:style-name="P2"><text:span text:style-name="T2">print(a, b)</text:span></text:p>
          </draw:text-box>
        </draw:fram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1.24cm" svg:height="0.635cm" svg:x="13.365cm" svg:y="14.37cm">
          <text:p text:style-name="P5">-1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-5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27" draw:text-style-name="P12" draw:layer="layout" svg:width="0.935cm" svg:height="1.27cm" svg:x="18.115cm" svg:y="12.7cm">
          <text:p text:style-name="P12">a: 3</text:p>
          <text:p text:style-name="P12">b: g</text:p>
          <draw:enhanced-geometry svg:viewBox="0 0 21600 21600" draw:type="rectangle" draw:enhanced-path="M 0 0 L 21600 0 21600 21600 0 21600 0 0 Z N"/>
        </draw:custom-shape>
        <draw:line draw:style-name="gr29" draw:text-style-name="P6" draw:layer="layout" svg:x1="14.84cm" svg:y1="13.335cm" svg:x2="18.115cm" svg:y2="13.335cm">
          <text:p/>
        </draw:line>
        <draw:custom-shape draw:style-name="gr41" draw:text-style-name="P1" draw:layer="layout" svg:width="5.08cm" svg:height="3.81cm" svg:x="12.065cm" svg:y="3.81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2.259cm" svg:height="0.962cm" svg:x="13.335cm" svg:y="2.975cm">
          <draw:text-box>
            <text:p>Salida</text:p>
          </draw:text-box>
        </draw:frame>
        <draw:frame draw:style-name="gr16" draw:text-style-name="P10" draw:layer="layout" svg:width="2.157cm" svg:height="3.095cm" svg:x="12.7cm" svg:y="4.445cm">
          <draw:text-box>
            <text:p>7 <text:s/>21</text:p>
            <text:p>7 <text:s/>12</text:p>
            <text:p>7 <text:s text:c="2"/>3</text:p>
            <text:p>-10 -5</text:p>
          </draw:text-box>
        </draw:frame>
        <draw:custom-shape draw:style-name="gr42" draw:text-style-name="P1" draw:layer="layout" svg:width="5.315cm" svg:height="0.89cm" svg:x="1.105cm" svg:y="14.035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2" draw:layer="layout" svg:width="18.624cm" svg:height="10.476cm" svg:x="1.482cm" svg:y="2.123cm" draw:page-number="2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nt</text:span><text:span text:style-name="T2"> a = 2 + 1, b = 1;</text:span></text:p>
            <text:p text:style-name="P2"><text:span text:style-name="T2"/></text:p>
            <text:p text:style-name="P2"><text:span text:style-name="T1">sub</text:span><text:span text:style-name="T2"> meha(</text:span><text:span text:style-name="T1">int</text:span><text:span text:style-name="T2"> c) <text:s/>{</text:span></text:p>
            <text:p text:style-name="P2"><text:span text:style-name="T2"><text:tab/></text:span><text:span text:style-name="T2">b := a + c;</text:span></text:p>
            <text:p text:style-name="P2"><text:span text:style-name="T2">}</text:span></text:p>
            <text:p text:style-name="P2"><text:span text:style-name="T1">sub</text:span><text:span text:style-name="T2"> k (</text:span><text:span text:style-name="T1">int</text:span><text:span text:style-name="T2"> b, </text:span><text:span text:style-name="T1">sub</text:span><text:span text:style-name="T2"> go, </text:span><text:span text:style-name="T1">sub</text:span><text:span text:style-name="T2"> ku) {</text:span></text:p>
            <text:p text:style-name="P2"><text:span text:style-name="T2"/></text:p>
            <text:p text:style-name="P2"><text:span text:style-name="T2"><text:tab/></text:span><text:span text:style-name="T1">sub</text:span><text:span text:style-name="T2"> meha(</text:span><text:span text:style-name="T1">int</text:span><text:span text:style-name="T2"> c) {</text:span></text:p>
            <text:p text:style-name="P2"><text:span text:style-name="T2"><text:tab/></text:span><text:span text:style-name="T2"><text:tab/></text:span><text:span text:style-name="T2">a := b - c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nt</text:span><text:span text:style-name="T2"> a = 6 + 1;</text:span></text:p>
            <text:p text:style-name="P2"><text:span text:style-name="T2"><text:tab/></text:span><text:span text:style-name="T2">if (b &lt; 3 * (2 + 1)) {</text:span></text:p>
            <text:p text:style-name="P2"><text:span text:style-name="T2"><text:tab/></text:span><text:span text:style-name="T2"><text:tab/></text:span><text:span text:style-name="T2">k(b + 3 * (2 + 1), meha, go);</text:span></text:p>
            <text:p text:style-name="P2"><text:span text:style-name="T2"><text:tab/></text:span><text:span text:style-name="T2">} else if (b &lt; 6 * (2 + 1)) {</text:span></text:p>
            <text:p text:style-name="P2"><text:span text:style-name="T2"><text:tab/></text:span><text:span text:style-name="T2"><text:tab/></text:span><text:span text:style-name="T2">k(b + 3 * (2 + 1), ku, meha);</text:span></text:p>
            <text:p text:style-name="P2"><text:span text:style-name="T2"><text:tab/></text:span><text:span text:style-name="T2">} else {</text:span></text:p>
            <text:p text:style-name="P2"><text:span text:style-name="T2"><text:tab/></text:span><text:span text:style-name="T2"><text:tab/></text:span><text:span text:style-name="T1">int</text:span><text:span text:style-name="T2"> b = 6 - b</text:span></text:p>
            <text:p text:style-name="P2"><text:span text:style-name="T2"><text:tab/></text:span><text:span text:style-name="T2"><text:tab/></text:span><text:span text:style-name="T2">go(a + b);</text:span></text:p>
            <text:p text:style-name="P2"><text:span text:style-name="T2"><text:tab/></text:span><text:span text:style-name="T2"><text:tab/></text:span><text:span text:style-name="T2">ku(a - b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rint(a, b)</text:span></text:p>
            <text:p text:style-name="P2"><text:span text:style-name="T2">}</text:span></text:p>
            <text:p text:style-name="P2"><text:span text:style-name="T2">k(a, meha, meha);</text:span></text:p>
            <text:p text:style-name="P2"><text:span text:style-name="T2">print(a, b)</text:span></text:p>
          </draw:text-box>
        </draw:fram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1.24cm" svg:height="0.635cm" svg:x="13.365cm" svg:y="14.37cm">
          <text:p text:style-name="P5">-1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-5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27" draw:text-style-name="P12" draw:layer="layout" svg:width="0.935cm" svg:height="1.27cm" svg:x="18.115cm" svg:y="12.7cm">
          <text:p text:style-name="P12">a: 3</text:p>
          <text:p text:style-name="P12">b: g</text:p>
          <draw:enhanced-geometry svg:viewBox="0 0 21600 21600" draw:type="rectangle" draw:enhanced-path="M 0 0 L 21600 0 21600 21600 0 21600 0 0 Z N"/>
        </draw:custom-shape>
        <draw:line draw:style-name="gr29" draw:text-style-name="P6" draw:layer="layout" svg:x1="14.84cm" svg:y1="13.335cm" svg:x2="18.115cm" svg:y2="13.335cm">
          <text:p/>
        </draw:line>
        <draw:custom-shape draw:style-name="gr41" draw:text-style-name="P1" draw:layer="layout" svg:width="5.08cm" svg:height="3.81cm" svg:x="11.165cm" svg:y="3.91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2.259cm" svg:height="0.962cm" svg:x="12.435cm" svg:y="3.075cm">
          <draw:text-box>
            <text:p>Salida</text:p>
          </draw:text-box>
        </draw:frame>
        <draw:frame draw:style-name="gr16" draw:text-style-name="P10" draw:layer="layout" svg:width="2.157cm" svg:height="3.095cm" svg:x="11.8cm" svg:y="4.545cm">
          <draw:text-box>
            <text:p><text:s/>7 <text:s/>21</text:p>
            <text:p><text:s/>7 <text:s/>12</text:p>
            <text:p><text:s/>7 <text:s text:c="2"/>3</text:p>
            <text:p>-10 -5</text:p>
          </draw:text-box>
        </draw:frame>
        <draw:custom-shape draw:style-name="gr42" draw:text-style-name="P1" draw:layer="layout" svg:width="5.315cm" svg:height="0.89cm" svg:x="1.105cm" svg:y="14.035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6.2cm" svg:height="0.962cm" svg:x="18.992cm" svg:y="5.715cm">
          <draw:text-box>
            <text:p>Finaliza la ejecucion</text:p>
          </draw:text-box>
        </draw:frame>
        <presentation:notes draw:style-name="dp1">
          <draw:page-thumbnail draw:style-name="gr12" draw:layer="layout" svg:width="18.624cm" svg:height="10.476cm" svg:x="1.482cm" svg:y="2.123cm" draw:page-number="2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5" draw:display-name="Arrowheads 5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none" draw:fill-color="#d4ea6b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2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12T09:47:33.432711935</meta:creation-date>
    <dc:date>2022-06-12T19:16:43.994022513</dc:date>
    <meta:editing-duration>PT2H5M54S</meta:editing-duration>
    <meta:editing-cycles>39</meta:editing-cycles>
    <meta:generator>LibreOffice/7.0.4.2$Linux_X86_64 LibreOffice_project/00$Build-2</meta:generator>
    <meta:document-statistic meta:object-count="672"/>
  </office:meta>
</office:document-meta>
</file>